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mic Neue" svg:font-family="'Comic Neue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967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5.824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page" style:column-width="1.565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2.09cm"/>
    </style:style>
    <style:style style:name="co14" style:family="table-column">
      <style:table-column-properties fo:break-before="auto" style:column-width="1.783cm"/>
    </style:style>
    <style:style style:name="co15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17cm" fo:break-before="page" style:use-optimal-row-height="true"/>
    </style:style>
    <style:style style:name="ro4" style:family="table-row">
      <style:table-row-properties style:row-height="2.08cm" fo:break-before="auto" style:use-optimal-row-height="true"/>
    </style:style>
    <style:style style:name="ro5" style:family="table-row">
      <style:table-row-properties style:row-height="1.685cm" fo:break-before="auto" style:use-optimal-row-height="true"/>
    </style:style>
    <style:style style:name="ro6" style:family="table-row">
      <style:table-row-properties style:row-height="1.2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stants">
      <style:table-properties table:display="true" style:writing-mode="lr-tb"/>
    </style:style>
    <style:style style:name="ta3" style:family="table" style:master-page-name="PageStyle_5f_NC_5f_Sourc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transparent"/>
      <style:text-properties style:font-name="Comic Neue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transparent" fo:border="0.06pt solid #000000" fo:padding="0.071cm"/>
      <style:text-properties style:font-name="Comic Neue" fo:font-size="10pt" style:font-size-asian="10pt" style:font-size-complex="10pt"/>
    </style:style>
    <style:style style:name="ce4" style:family="table-cell" style:parent-style-name="Default">
      <style:table-cell-properties fo:background-color="#eeeeee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fo:border-bottom="1.11pt double-thin #000000" style:border-line-width-bottom="0.018cm 0.004cm 0.018cm" style:diagonal-bl-tr="none" style:diagonal-tl-br="none" fo:background-color="transparent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dee6ef" fo:border="0.06pt solid #000000"/>
      <style:text-properties style:font-name="Comic Neue" fo:font-size="10pt" style:font-size-asian="10pt" style:font-size-complex="10pt"/>
    </style:style>
    <style:style style:name="ce8" style:family="table-cell" style:parent-style-name="Default" style:data-style-name="N1">
      <style:table-cell-properties fo:background-color="transparent" fo:border="0.06pt solid #000000" fo:padding="0.071cm"/>
      <style:text-properties style:font-name="Comic Neue" fo:font-size="10pt" style:font-size-asian="10pt" style:font-size-complex="10pt"/>
    </style:style>
    <style:style style:name="ce9" style:family="table-cell" style:parent-style-name="Default" style:data-style-name="N2">
      <style:table-cell-properties fo:background-color="transparent" fo:border="0.06pt solid #000000" fo:padding="0.071cm"/>
      <style:text-properties style:font-name="Comic Neue" fo:font-size="10pt" style:font-size-asian="10pt" style:font-size-complex="10pt"/>
    </style:style>
    <style:style style:name="ce10" style:family="table-cell" style:parent-style-name="Default">
      <style:table-cell-properties fo:background-color="#dee6ef" fo:border="0.06pt solid #000000" fo:padding="0.071cm"/>
      <style:text-properties style:font-name="Comic Neue" fo:font-size="10pt" style:font-size-asian="10pt" style:font-size-complex="10pt"/>
    </style:style>
    <style:style style:name="ce11" style:family="table-cell" style:parent-style-name="Default" style:data-style-name="N119">
      <style:table-cell-properties fo:background-color="transparent" fo:border="0.06pt solid #000000" fo:padding="0.071cm"/>
      <style:text-properties style:font-name="Comic Neue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"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9211e" style:font-name="Comic Neue" fo:font-size="10pt" fo:font-style="italic" style:font-size-asian="10pt" style:font-style-asian="italic" style:font-name-complex="Arial" style:font-size-complex="10pt" style:font-style-complex="italic"/>
    </style:style>
    <style:style style:name="ce346" style:family="table-cell" style:parent-style-name="Default" style:data-style-name="N0">
      <style:table-cell-properties style:glyph-orientation-vertical="0" fo:border-bottom="1.11pt double-thin #000000" style:border-line-width-bottom="0.018cm 0.004cm 0.018cm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omic Neue" fo:font-size="10pt" style:font-size-asian="10pt" style:font-size-complex="10pt"/>
    </style:style>
    <style:style style:name="ce17" style:family="table-cell" style:parent-style-name="Default">
      <style:table-cell-properties fo:background-color="transparent" fo:padding="0.071cm"/>
      <style:text-properties style:font-name="Comic Neue" fo:font-size="10pt" style:font-size-asian="10pt" style:font-size-complex="10pt"/>
    </style:style>
    <style:style style:name="ce350" style:family="table-cell" style:parent-style-name="Default" style:data-style-name="N119">
      <style:table-cell-properties fo:background-color="transparent" fo:border="0.06pt solid #000000"/>
      <style:text-properties style:font-name="Comic Neue" fo:font-size="10pt" style:font-size-asian="10pt" style:font-size-complex="10pt"/>
    </style:style>
    <style:style style:name="ce351" style:family="table-cell" style:parent-style-name="Default" style:data-style-name="N1">
      <style:table-cell-properties fo:background-color="transparent" fo:border="0.06pt solid #000000"/>
      <style:text-properties style:font-name="Comic Neue" fo:font-size="10pt" style:font-size-asian="10pt" style:font-size-complex="10pt"/>
    </style:style>
    <style:style style:name="ce352" style:family="table-cell" style:parent-style-name="Default" style:data-style-name="N1">
      <style:table-cell-properties style:glyph-orientation-vertical="0" fo:border-bottom="1.11pt double-thin #000000" style:border-line-width-bottom="0.018cm 0.004cm 0.018cm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>
      <style:table-cell-properties fo:background-color="transparent"/>
      <style:text-properties style:font-name="Comic Neue" fo:font-size="10pt" fo:font-style="italic" style:font-size-asian="10pt" style:font-style-asian="italic" style:font-size-complex="10pt" style:font-style-complex="italic"/>
    </style:style>
    <style:style style:name="ce3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able-cell-properties fo:wrap-option="wrap"/>
      <style:text-properties style:font-name="Comic Neue" fo:font-size="10pt" style:font-size-asian="10pt" style:font-size-complex="10pt"/>
    </style:style>
    <style:style style:name="ce347" style:family="table-cell" style:parent-style-name="Default">
      <style:table-cell-properties fo:background-color="#eeeeee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74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ackground-color="#eeeeee" fo:wrap-option="wrap" fo:border="0.06pt solid #000000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9" style:family="table-cell" style:parent-style-name="Default">
      <style:table-cell-properties fo:background-color="#dee6ef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130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">
      <style:table-cell-properties fo:background-color="#dee6ef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fo:border="0.06pt solid #000000"/>
    </style:style>
    <style:style style:name="ce383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style:font-size-asian="10pt" style:font-size-complex="10pt"/>
    </style:style>
    <style:style style:name="ce386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38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8" style:family="table-cell" style:parent-style-name="Default" style:data-style-name="N131">
      <style:table-cell-properties style:glyph-orientation-vertical="0" fo:background-color="#dee6e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389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390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39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 style:data-style-name="N1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 style:data-style-name="N1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wrap-option="wrap"/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39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399" style:family="table-cell" style:parent-style-name="Default" style:data-style-name="N1">
      <style:table-cell-properties fo:wrap-option="wrap"/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400" style:family="table-cell" style:parent-style-name="Default">
      <style:text-properties style:font-name="Comic Neue" fo:font-size="10pt" style:font-size-asian="10pt" style:font-size-complex="10pt"/>
    </style:style>
    <style:style style:name="ce2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232627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32627" style:direction="ltr" fo:padding="0.071cm" fo:border-right="none" style:rotation-angle="0" style:rotation-align="none" style:shrink-to-fit="false" fo:border-top="1.76pt solid #232627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1.76pt solid #232627" fo:padding="0.071cm" fo:border-right="none" style:rotation-align="none" fo:border-top="1.76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1.76pt solid #232627" style:diagonal-bl-tr="none" style:diagonal-tl-br="none" fo:border-left="1.76pt solid #232627" fo:padding="0.071cm" fo:border-right="none" style:rotation-align="none" fo:border-top="1.76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fo:border-bottom="none" style:diagonal-bl-tr="none" style:diagonal-tl-br="none" fo:border-left="1.76pt solid #232627" fo:padding="0.071cm" fo:border-right="1.76pt solid #232627" style:rotation-align="none" fo:border-top="1.76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order-bottom="0.74pt solid #232627" fo:background-color="#ccccff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232627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order-bottom="1.76pt solid #232627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fo:border="1.76pt solid #232627" fo:padding="0.071cm" style:rotation-align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232627" fo:background-color="#ffffff" style:diagonal-bl-tr="none" style:diagonal-tl-br="none" fo:border-left="1.76pt solid #232627" fo:padding="0.071cm" fo:border-right="1.76pt solid #232627" style:rotation-align="none" fo:border-top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-bottom="0.74pt solid #232627" fo:background-color="#ffffff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232627" fo:background-color="#ffffff" style:diagonal-bl-tr="none" style:diagonal-tl-br="none" fo:border-left="1.76pt solid #232627" fo:padding="0.071cm" fo:border-right="1.76pt solid #232627" style:rotation-align="none" fo:border-top="0.74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order-bottom="none" fo:background-color="#ffffff" style:diagonal-bl-tr="none" style:diagonal-tl-br="none" fo:border-left="1.76pt solid #232627" fo:padding="0.071cm" fo:border-right="none" style:rotation-align="none" fo:border-top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none" style:rotation-angle="0" style:rotation-align="none" style:shrink-to-fit="false" fo:border-top="1.76pt solid #232627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fo:border-bottom="0.74pt solid #232627" style:diagonal-bl-tr="none" style:diagonal-tl-br="none" fo:border-left="1.76pt solid #232627" fo:padding="0.071cm" fo:border-right="0.74pt solid #232627" style:rotation-align="none" fo:border-top="1.76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order-bottom="0.74pt solid #232627" style:diagonal-bl-tr="none" style:diagonal-tl-br="none" fo:border-left="1.76pt solid #232627" fo:padding="0.071cm" fo:border-right="0.74pt solid #232627" style:rotation-align="none" fo:border-top="0.74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1.76pt solid #232627" style:diagonal-bl-tr="none" style:diagonal-tl-br="none" fo:border-left="1.76pt solid #232627" fo:padding="0.071cm" fo:border-right="0.74pt solid #232627" style:rotation-align="none" fo:border-top="0.74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fo:border="1.76pt solid #232627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fo:border-bottom="0.74pt solid #232627" style:diagonal-bl-tr="none" style:diagonal-tl-br="none" fo:border-left="1.76pt solid #232627" fo:padding="0.071cm" fo:border-right="0.74pt solid #232627" style:rotation-align="none" fo:border-top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border-bottom="0.74pt solid #232627" style:diagonal-bl-tr="none" style:diagonal-tl-br="none" fo:border-left="1.76pt solid #232627" fo:padding="0.071cm" fo:border-right="0.74pt solid #232627" style:rotation-align="none" fo:border-top="none"/>
      <style:text-properties style:use-window-font-color="true" style:text-outline="false" style:text-line-through-style="none" style:text-line-through-type="none" style:font-name="Comic Neue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4" style:family="table-cell" style:parent-style-name="Default">
      <style:table-cell-properties fo:border-bottom="1.76pt solid #232627" style:diagonal-bl-tr="none" style:diagonal-tl-br="none" fo:border-left="1.76pt solid #232627" fo:padding="0.071cm" fo:border-right="0.74pt solid #232627" style:rotation-align="none" fo:border-top="0.74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1.76pt solid #232627" fo:background-color="#c0c0c0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3262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 style:data-style-name="N2">
      <style:table-cell-properties style:glyph-orientation-vertical="0" fo:border-bottom="1.76pt solid #232627" style:diagonal-bl-tr="none" style:diagonal-tl-br="none" style:text-align-source="fix" style:repeat-content="false" fo:wrap-option="no-wrap" fo:border-left="none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3262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1.76pt solid #232627" style:diagonal-bl-tr="none" style:diagonal-tl-br="none" fo:border-left="none" fo:padding="0.071cm" fo:border-right="none" style:rotation-align="none" fo:border-top="1.76pt solid #232627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1.76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23262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232627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1.76pt solid #232627" fo:background-color="#ffffff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none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1.76pt solid #232627" fo:background-color="#c0c0c0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 style:data-style-name="N2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0.74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1.76pt solid #232627" fo:background-color="#c0c0c0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 style:data-style-name="N2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0.74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none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1.76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74pt solid #232627" fo:background-color="#ccccff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74pt solid #232627" fo:background-color="#ffffff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1.76pt solid #232627" fo:background-color="#ffffff" style:diagonal-bl-tr="none" style:diagonal-tl-br="none" style:text-align-source="fix" style:repeat-content="false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32627" style:direction="ltr" fo:padding="0.071cm" fo:border-right="1.76pt solid #232627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 style:data-style-name="N1">
      <style:table-cell-properties style:glyph-orientation-vertical="0" fo:border-bottom="1.76pt solid #232627" style:diagonal-bl-tr="none" style:diagonal-tl-br="none" style:text-align-source="fix" style:repeat-content="false" fo:background-color="transparent" fo:wrap-option="no-wrap" fo:border-left="1.76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 style:data-style-name="N1">
      <style:table-cell-properties style:glyph-orientation-vertical="0" fo:border-bottom="1.76pt solid #232627" style:diagonal-bl-tr="none" style:diagonal-tl-br="none" style:text-align-source="fix" style:repeat-content="false" fo:background-color="transparent" fo:wrap-option="no-wrap" fo:border-left="0.74pt solid #232627" style:direction="ltr" fo:padding="0.071cm" fo:border-right="0.74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Normal_5f_Sheet1">
      <style:table-cell-properties fo:border-bottom="1.76pt solid #23262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 style:data-style-name="N1">
      <style:table-cell-properties style:glyph-orientation-vertical="0" fo:border-bottom="1.76pt solid #232627" style:diagonal-bl-tr="none" style:diagonal-tl-br="none" style:text-align-source="fix" style:repeat-content="false" fo:background-color="transparent" fo:wrap-option="no-wrap" fo:border-left="0.74pt solid #232627" style:direction="ltr" fo:padding="0.071cm" fo:border-right="1.76pt solid #232627" style:rotation-angle="0" style:rotation-align="none" style:shrink-to-fit="false" fo:border-top="0.74pt solid #232627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border-bottom="none" style:diagonal-bl-tr="none" style:diagonal-tl-br="none" fo:border-left="none" fo:padding="0.071cm" fo:border-right="1.76pt solid #232627" style:rotation-align="none" fo:border-top="1.76pt solid #232627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none" fo:padding="0.071cm" fo:border-right="1.76pt solid #232627" style:rotation-align="none" fo:border-top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Normal_5f_Sheet1">
      <style:table-cell-properties fo:border-bottom="1.76pt solid #232627" style:diagonal-bl-tr="none" style:diagonal-tl-br="none" fo:border-left="none" fo:padding="0.071cm" fo:border-right="1.76pt solid #232627" style:rotation-align="none" fo:border-top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>
      <style:table-cell-properties fo:wrap-option="wrap" fo:padding="0.071cm"/>
      <style:text-properties style:font-name="Comic Neue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5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omic Neu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Comic Neu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omic Neue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omic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 - Fan noise calculato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56" table:default-cell-style-name="ce1"/>
        <table:table-row table:style-name="ro1">
          <table:table-cell/>
          <table:table-cell table:style-name="ce2" office:value-type="string" calcext:value-type="string">
            <text:p>FAN NOISE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Type of fan</text:p>
          </table:table-cell>
          <table:table-cell table:style-name="ce7" office:value-type="float" office:value="4" calcext:value-type="float">
            <text:p>4</text:p>
          </table:table-cell>
          <table:table-cell table:style-name="ce15" table:formula="of:=(OFFSET([$Constants.A69];(0+[.$C$3]);0;1;1))" office:value-type="string" office:string-value="4, Centrifugal – Forward Curved" calcext:value-type="string" table:number-columns-spanned="3" table:number-rows-spanned="1">
            <text:p>4, Centrifugal – Forward Curved</text:p>
          </table:table-cell>
          <table:covered-table-cell table:number-columns-repeated="2"/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7" table:formula="of:=2800*1.7" office:value-type="float" office:value="4760" calcext:value-type="float">
            <text:p>4760</text:p>
          </table:table-cell>
          <table:table-cell table:style-name="ce16" office:value-type="string" calcext:value-type="string">
            <text:p>CMH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7" office:value-type="float" office:value="500" calcext:value-type="float">
            <text:p>500</text:p>
          </table:table-cell>
          <table:table-cell table:style-name="ce16" office:value-type="string" calcext:value-type="string">
            <text:p>Pa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8" table:formula="of:=[.C4]/1.7" office:value-type="float" office:value="2800" calcext:value-type="float">
            <text:p>2800</text:p>
          </table:table-cell>
          <table:table-cell table:style-name="ce17" office:value-type="string" calcext:value-type="string">
            <text:p>CFM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9" table:formula="of:=[.C5]/249" office:value-type="float" office:value="2.00803212851406" calcext:value-type="float">
            <text:p>2.01</text:p>
          </table:table-cell>
          <table:table-cell table:style-name="ce17" office:value-type="string" calcext:value-type="string">
            <text:p>“ H2O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eff</text:p>
          </table:table-cell>
          <table:table-cell table:style-name="ce10" office:value-type="float" office:value="0.8" calcext:value-type="float">
            <text:p>0.8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string" calcext:value-type="string">
            <text:p>Cn</text:p>
          </table:table-cell>
          <table:table-cell table:style-name="ce11" table:formula="of:=10+10*LOG((1-[.C8])/[.C8])" office:value-type="float" office:value="3.97940008672038" calcext:value-type="float">
            <text:p>4.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Octave Ban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Mid Frequency (Hz)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Cn</text:p>
          </table:table-cell>
          <table:table-cell table:style-name="ce13" table:formula="of:=(OFFSET([$Constants.B69];(0+[.$C$3]);0;1;1))" office:value-type="float" office:value="38" calcext:value-type="float">
            <text:p>38</text:p>
          </table:table-cell>
          <table:table-cell table:style-name="ce13" table:formula="of:=(OFFSET([$Constants.C69];(0+[.$C$3]);0;1;1))" office:value-type="float" office:value="38" calcext:value-type="float">
            <text:p>38</text:p>
          </table:table-cell>
          <table:table-cell table:style-name="ce13" table:formula="of:=(OFFSET([$Constants.D69];(0+[.$C$3]);0;1;1))" office:value-type="float" office:value="34" calcext:value-type="float">
            <text:p>34</text:p>
          </table:table-cell>
          <table:table-cell table:style-name="ce13" table:formula="of:=(OFFSET([$Constants.E69];(0+[.$C$3]);0;1;1))" office:value-type="float" office:value="28" calcext:value-type="float">
            <text:p>28</text:p>
          </table:table-cell>
          <table:table-cell table:style-name="ce13" table:formula="of:=(OFFSET([$Constants.F69];(0+[.$C$3]);0;1;1))" office:value-type="float" office:value="24" calcext:value-type="float">
            <text:p>24</text:p>
          </table:table-cell>
          <table:table-cell table:style-name="ce13" table:formula="of:=(OFFSET([$Constants.G69];(0+[.$C$3]);0;1;1))" office:value-type="float" office:value="21" calcext:value-type="float">
            <text:p>21</text:p>
          </table:table-cell>
          <table:table-cell table:number-columns-repeated="56"/>
        </table:table-row>
        <table:table-row table:style-name="ro1">
          <table:table-cell table:style-name="ce2"/>
          <table:table-cell table:style-name="ce337" office:value-type="string" calcext:value-type="string">
            <text:p>Lw (dB)</text:p>
          </table:table-cell>
          <table:table-cell table:style-name="ce346" table:formula="of:=ROUND(10*LOG([.$C$6])+20*LOG([.$C$7])+[.$C$9];0) + [.C13]" office:value-type="float" office:value="83" calcext:value-type="float">
            <text:p>83</text:p>
          </table:table-cell>
          <table:table-cell table:style-name="ce346" table:formula="of:=ROUND(10*LOG([.$C$6])+20*LOG([.$C$7])+[.$C$9];0) + [.D13]" office:value-type="float" office:value="83" calcext:value-type="float">
            <text:p>83</text:p>
          </table:table-cell>
          <table:table-cell table:style-name="ce346" table:formula="of:=ROUND(10*LOG([.$C$6])+20*LOG([.$C$7])+[.$C$9];0) + [.E13]" office:value-type="float" office:value="79" calcext:value-type="float">
            <text:p>79</text:p>
          </table:table-cell>
          <table:table-cell table:style-name="ce346" table:formula="of:=ROUND(10*LOG([.$C$6])+20*LOG([.$C$7])+[.$C$9];0) + [.F13]" office:value-type="float" office:value="73" calcext:value-type="float">
            <text:p>73</text:p>
          </table:table-cell>
          <table:table-cell table:style-name="ce346" table:formula="of:=ROUND(10*LOG([.$C$6])+20*LOG([.$C$7])+[.$C$9];0) + [.G13]" office:value-type="float" office:value="69" calcext:value-type="float">
            <text:p>69</text:p>
          </table:table-cell>
          <table:table-cell table:style-name="ce346" table:formula="of:=ROUND(10*LOG([.$C$6])+20*LOG([.$C$7])+[.$C$9];0) + [.H13]" office:value-type="float" office:value="66" calcext:value-type="float">
            <text:p>66</text:p>
          </table:table-cell>
          <table:table-cell table:style-name="ce2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w = Kw + 10 log(Q) + 20 Log(P) + BFI + Cn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w= sound power level (dB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w = specific sound power level depending on the type of fan (see Fig 9-3), fro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mpirical data provided by fan manufactur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Q = volume flow rate (cfm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 = total pressure (inches of H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FI = Blade Frequency Increment = correction for pure tone produced by the blad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assing frequency (bpf) from Fig 9-3, add this correction only to the octave ba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hose center frequency is closest to the blade passing frequency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pf= blade passing frequency = #of blades × RPM/60 (Hz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n = efficiency correction (because fans that are operated off their optimum flow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ditions get noisier)</text:p>
          </table:table-cell>
          <table:table-cell table:number-columns-repeated="6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 - Plenum insertion loss calculator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4" table:number-columns-repeated="56" table:default-cell-style-name="ce1"/>
        <table:table-row table:style-name="ro1">
          <table:table-cell/>
          <table:table-cell table:style-name="ce2" office:value-type="string" calcext:value-type="string">
            <text:p>PLENUM INSERTION LOSS (ASHRAE Applications, 48.2.4)</text:p>
          </table:table-cell>
          <table:table-cell table:number-columns-repeated="6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Type of lining</text:p>
          </table:table-cell>
          <table:table-cell table:style-name="ce7" office:value-type="float" office:value="3" calcext:value-type="float">
            <text:p>3</text:p>
          </table:table-cell>
          <table:table-cell table:style-name="ce15" table:formula="of:=(OFFSET([$Constants.$A$81];(0+[.$C$3]);0;1;1))" office:value-type="string" office:string-value="3, 25 mm, 48 kg/m3" calcext:value-type="string" table:number-columns-spanned="3" table:number-rows-spanned="1">
            <text:p>3, 25 mm, 48 kg/m3</text:p>
          </table:table-cell>
          <table:covered-table-cell table:number-columns-repeated="2"/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l</text:p>
          </table:table-cell>
          <table:table-cell table:style-name="ce7" office:value-type="float" office:value="1.8" calcext:value-type="float">
            <text:p>1.8</text:p>
          </table:table-cell>
          <table:table-cell table:style-name="ce16" office:value-type="string" calcext:value-type="string">
            <text:p>m</text:p>
          </table:table-cell>
          <table:table-cell table:style-name="ce353" office:value-type="string" calcext:value-type="string">
            <text:p>(Plenum leng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w</text:p>
          </table:table-cell>
          <table:table-cell table:style-name="ce7" office:value-type="float" office:value="1.2" calcext:value-type="float">
            <text:p>1.2</text:p>
          </table:table-cell>
          <table:table-cell table:style-name="ce16" office:value-type="string" calcext:value-type="string">
            <text:p>m</text:p>
          </table:table-cell>
          <table:table-cell table:style-name="ce353" office:value-type="string" calcext:value-type="string">
            <text:p>(Plenum wid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h</text:p>
          </table:table-cell>
          <table:table-cell table:style-name="ce7" office:value-type="float" office:value="1.8" calcext:value-type="float">
            <text:p>1.8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Plenum heigh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</text:p>
          </table:table-cell>
          <table:table-cell table:style-name="ce350" table:formula="of:=[.C4]*[.C5]*[.C6]" office:value-type="float" office:value="3.888" calcext:value-type="float">
            <text:p>3.9</text:p>
          </table:table-cell>
          <table:table-cell table:style-name="ce17" office:value-type="string" calcext:value-type="string">
            <text:p>cum.m</text:p>
          </table:table-cell>
          <table:table-cell table:style-name="ce353" office:value-type="string" calcext:value-type="string">
            <text:p>(Plenum volume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Inlet wid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Inlet heigh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fc</text:p>
          </table:table-cell>
          <table:table-cell table:style-name="ce351" table:formula="of:=343/(2*MAX([.C8:.C9]))" office:value-type="float" office:value="190.555555555556" calcext:value-type="float">
            <text:p>191</text:p>
          </table:table-cell>
          <table:table-cell table:style-name="ce17"/>
          <table:table-cell table:style-name="ce353" office:value-type="string" calcext:value-type="string">
            <text:p>(Critical frequency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r</text:p>
          </table:table-cell>
          <table:table-cell table:style-name="ce7" office:value-type="float" office:value="2.184" calcext:value-type="float">
            <text:p>2.184</text:p>
          </table:table-cell>
          <table:table-cell table:style-name="ce17" office:value-type="string" calcext:value-type="string">
            <text:p>m</text:p>
          </table:table-cell>
          <table:table-cell table:style-name="ce353" office:value-type="string" calcext:value-type="string">
            <text:p>(Distance between inlet and outle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out</text:p>
          </table:table-cell>
          <table:table-cell table:style-name="ce7" office:value-type="float" office:value="0.54" calcext:value-type="float">
            <text:p>0.54</text:p>
          </table:table-cell>
          <table:table-cell table:style-name="ce17" office:value-type="string" calcext:value-type="string">
            <text:p>sq.m</text:p>
          </table:table-cell>
          <table:table-cell table:style-name="ce353" office:value-type="string" calcext:value-type="string">
            <text:p>(Area of plenum outlet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7" table:formula="of:=14.04" office:value-type="float" office:value="14.04" calcext:value-type="float">
            <text:p>14.04</text:p>
          </table:table-cell>
          <table:table-cell table:style-name="ce17" office:value-type="string" calcext:value-type="string">
            <text:p>sq.m</text:p>
          </table:table-cell>
          <table:table-cell table:style-name="ce353" office:value-type="string" calcext:value-type="string">
            <text:p>(Total area of duct minus openings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353" office:value-type="string" calcext:value-type="string">
            <text:p>(Directionality factor: 2 for opening near center, 4 for opening near corner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Offset angle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(OFFSET([$Constants.$A$102];(0+[.$C$15]);0;1;1))" office:value-type="string" office:string-value="5, 37.5" calcext:value-type="string">
            <text:p>5, 37.5</text:p>
          </table:table-cell>
          <table:table-cell table:style-name="ce353" office:value-type="string" calcext:value-type="string">
            <text:p>(Sound absorbtion coefficient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Octave Ban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/>
          <table:table-cell table:style-name="ce4" office:value-type="string" calcext:value-type="string">
            <text:p>Mid Frequency (Hz)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αa</text:p>
          </table:table-cell>
          <table:table-cell table:style-name="ce13" table:formula="of:=(OFFSET([$Constants.B$81];(0+[.$C$3]); 0;1;1))" office:value-type="float" office:value="0.11" calcext:value-type="float">
            <text:p>0.11</text:p>
          </table:table-cell>
          <table:table-cell table:style-name="ce13" table:formula="of:=(OFFSET([$Constants.C$81];(0+[.$C$3]); 0;1;1))" office:value-type="float" office:value="0.28" calcext:value-type="float">
            <text:p>0.28</text:p>
          </table:table-cell>
          <table:table-cell table:style-name="ce13" table:formula="of:=(OFFSET([$Constants.D$81];(0+[.$C$3]); 0;1;1))" office:value-type="float" office:value="0.68" calcext:value-type="float">
            <text:p>0.68</text:p>
          </table:table-cell>
          <table:table-cell table:style-name="ce13" table:formula="of:=(OFFSET([$Constants.E$81];(0+[.$C$3]); 0;1;1))" office:value-type="float" office:value="0.9" calcext:value-type="float">
            <text:p>0.9</text:p>
          </table:table-cell>
          <table:table-cell table:style-name="ce13" table:formula="of:=(OFFSET([$Constants.F$81];(0+[.$C$3]); 0;1;1))" office:value-type="float" office:value="0.93" calcext:value-type="float">
            <text:p>0.93</text:p>
          </table:table-cell>
          <table:table-cell table:style-name="ce13" table:formula="of:=(OFFSET([$Constants.G$81];(0+[.$C$3]); 0;1;1))" office:value-type="float" office:value="0.96" calcext:value-type="float">
            <text:p>0.96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OAE</text:p>
          </table:table-cell>
          <table:table-cell table:style-name="ce13" table:formula="of:=IF([.C18]&lt;=[.$C$10]; (OFFSET([$Constants.B$102];(0+[.$C$15]);0;1;1)); (OFFSET([$Constants.B$110];(0+[.$C$15]);0;1;1)))" office:value-type="float" office:value="-4" calcext:value-type="float">
            <text:p>-4</text:p>
          </table:table-cell>
          <table:table-cell table:style-name="ce13" table:formula="of:=IF([.D18]&lt;=[.$C$10]; (OFFSET([$Constants.C$102];(0+[.$C$15]);0;1;1)); (OFFSET([$Constants.C$110];(0+[.$C$15]);0;1;1)))" office:value-type="float" office:value="13" calcext:value-type="float">
            <text:p>13</text:p>
          </table:table-cell>
          <table:table-cell table:style-name="ce13" table:formula="of:=IF([.E18]&lt;=[.$C$10]; (OFFSET([$Constants.D$102];(0+[.$C$15]);0;1;1)); (OFFSET([$Constants.D$110];(0+[.$C$15]);0;1;1)))" office:value-type="float" office:value="4" calcext:value-type="float">
            <text:p>4</text:p>
          </table:table-cell>
          <table:table-cell table:style-name="ce13" table:formula="of:=IF([.F18]&lt;=[.$C$10]; (OFFSET([$Constants.E$102];(0+[.$C$15]);0;1;1)); (OFFSET([$Constants.E$110];(0+[.$C$15]);0;1;1)))" office:value-type="float" office:value="6" calcext:value-type="float">
            <text:p>6</text:p>
          </table:table-cell>
          <table:table-cell table:style-name="ce13" table:formula="of:=IF([.G18]&lt;=[.$C$10]; (OFFSET([$Constants.F$102];(0+[.$C$15]);0;1;1)); (OFFSET([$Constants.F$110];(0+[.$C$15]);0;1;1)))" office:value-type="float" office:value="7" calcext:value-type="float">
            <text:p>7</text:p>
          </table:table-cell>
          <table:table-cell table:style-name="ce13" table:formula="of:=IF([.H18]&lt;=[.$C$10]; (OFFSET([$Constants.G$102];(0+[.$C$15]);0;1;1)); (OFFSET([$Constants.G$110];(0+[.$C$15]);0;1;1)))"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Af</text:p>
          </table:table-cell>
          <table:table-cell table:style-name="ce13" table:formula="of:=IF([.$C$7]&lt;=1.5; (OFFSET([$Constants.B$91];(0);0;1;1)); (OFFSET([$Constants.B$92];(0);0;1;1)))" office:value-type="float" office:value="0.4" calcext:value-type="float">
            <text:p>0.4</text:p>
          </table:table-cell>
          <table:table-cell table:style-name="ce13" table:formula="of:=IF([.$C$7]&lt;=1.5; (OFFSET([$Constants.C$91];(0);0;1;1)); (OFFSET([$Constants.C$92];(0);0;1;1)))" office:value-type="float" office:value="0.4" calcext:value-type="float">
            <text:p>0.4</text:p>
          </table:table-cell>
          <table:table-cell table:style-name="ce13" table:formula="of:=IF([.$C$7]&lt;=1.5; (OFFSET([$Constants.D$91];(0);0;1;1)); (OFFSET([$Constants.D$92];(0);0;1;1)))" office:value-type="float" office:value="0.2" calcext:value-type="float">
            <text:p>0.2</text:p>
          </table:table-cell>
          <table:table-cell table:style-name="ce13" table:formula="of:=IF([.$C$7]&lt;=1.5; (OFFSET([$Constants.E$91];(0);0;1;1)); (OFFSET([$Constants.E$92];(0);0;1;1)))" office:value-type="float" office:value="0" calcext:value-type="float">
            <text:p>0</text:p>
          </table:table-cell>
          <table:table-cell table:style-name="ce13" table:formula="of:=IF([.$C$7]&lt;=1.5; (OFFSET([$Constants.F$91];(0);0;1;1)); (OFFSET([$Constants.F$92];(0);0;1;1)))" office:value-type="float" office:value="0" calcext:value-type="float">
            <text:p>0</text:p>
          </table:table-cell>
          <table:table-cell table:style-name="ce13" table:formula="of:=IF([.$C$7]&lt;=1.5; (OFFSET([$Constants.G$91];(0);0;1;1)); (OFFSET([$Constants.G$92];(0);0;1;1))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5" office:value-type="string" calcext:value-type="string">
            <text:p>We</text:p>
          </table:table-cell>
          <table:table-cell table:style-name="ce13" table:formula="of:=(OFFSET([$Constants.B$92];(0+[.$C$3]); 0;1;1))" office:value-type="float" office:value="2" calcext:value-type="float">
            <text:p>2</text:p>
          </table:table-cell>
          <table:table-cell table:style-name="ce13" table:formula="of:=(OFFSET([$Constants.C$92];(0+[.$C$3]); 0;1;1))" office:value-type="float" office:value="5" calcext:value-type="float">
            <text:p>5</text:p>
          </table:table-cell>
          <table:table-cell table:style-name="ce13" table:formula="of:=(OFFSET([$Constants.D$92];(0+[.$C$3]); 0;1;1))" office:value-type="float" office:value="9" calcext:value-type="float">
            <text:p>9</text:p>
          </table:table-cell>
          <table:table-cell table:style-name="ce13" table:formula="of:=(OFFSET([$Constants.E$92];(0+[.$C$3]); 0;1;1))" office:value-type="float" office:value="0" calcext:value-type="float">
            <text:p>0</text:p>
          </table:table-cell>
          <table:table-cell table:style-name="ce13" table:formula="of:=(OFFSET([$Constants.F$92];(0+[.$C$3]); 0;1;1))" office:value-type="float" office:value="0" calcext:value-type="float">
            <text:p>0</text:p>
          </table:table-cell>
          <table:table-cell table:style-name="ce13" table:formula="of:=(OFFSET([$Constants.G$92];(0+[.$C$3]); 0;1;1)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ce5"/>
          <table:table-cell table:style-name="ce13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337" office:value-type="string" calcext:value-type="string">
            <text:p>TL (dB)</text:p>
          </table:table-cell>
          <table:table-cell table:style-name="ce352" table:formula="of:=IF([.C18]&lt;[.$C$10]; MIN(20; 10.76*[.C21]*[.$C$13]+[.C22]+[.C20]); 3.505*([.$C$12]*[.$C$14]/(4*PI()*[.$C$11]^2)+[.$C$12]*(1-[.C19])/([.$C$13]*[.C19]))^-0.359+[.C20])" office:value-type="float" office:value="20" calcext:value-type="float">
            <text:p>20</text:p>
          </table:table-cell>
          <table:table-cell table:style-name="ce352" table:formula="of:=IF([.D18]&lt;[.$C$10]; MIN(20; 10.76*[.D21]*[.$C$13]+[.D22]+[.D20]); 3.505*([.$C$12]*[.$C$14]/(4*PI()*[.$C$11]^2)+[.$C$12]*(1-[.D19])/([.$C$13]*[.D19]))^-0.359+[.D20])" office:value-type="float" office:value="20.1940038393834" calcext:value-type="float">
            <text:p>20</text:p>
          </table:table-cell>
          <table:table-cell table:style-name="ce352" table:formula="of:=IF([.E18]&lt;[.$C$10]; MIN(20; 10.76*[.E21]*[.$C$13]+[.E22]+[.E20]); 3.505*([.$C$12]*[.$C$14]/(4*PI()*[.$C$11]^2)+[.$C$12]*(1-[.E19])/([.$C$13]*[.E19]))^-0.359+[.E20])" office:value-type="float" office:value="13.9854422679473" calcext:value-type="float">
            <text:p>14</text:p>
          </table:table-cell>
          <table:table-cell table:style-name="ce352" table:formula="of:=IF([.F18]&lt;[.$C$10]; MIN(20; 10.76*[.F21]*[.$C$13]+[.F22]+[.F20]); 3.505*([.$C$12]*[.$C$14]/(4*PI()*[.$C$11]^2)+[.$C$12]*(1-[.F19])/([.$C$13]*[.F19]))^-0.359+[.F20])" office:value-type="float" office:value="17.1005907126985" calcext:value-type="float">
            <text:p>17</text:p>
          </table:table-cell>
          <table:table-cell table:style-name="ce352" table:formula="of:=IF([.G18]&lt;[.$C$10]; MIN(20; 10.76*[.G21]*[.$C$13]+[.G22]+[.G20]); 3.505*([.$C$12]*[.$C$14]/(4*PI()*[.$C$11]^2)+[.$C$12]*(1-[.G19])/([.$C$13]*[.G19]))^-0.359+[.G20])" office:value-type="float" office:value="18.2401322342701" calcext:value-type="float">
            <text:p>18</text:p>
          </table:table-cell>
          <table:table-cell table:style-name="ce352" table:formula="of:=IF([.H18]&lt;[.$C$10]; MIN(20; 10.76*[.H21]*[.$C$13]+[.H22]+[.H20]); 3.505*([.$C$12]*[.$C$14]/(4*PI()*[.$C$11]^2)+[.$C$12]*(1-[.H19])/([.$C$13]*[.H19]))^-0.359+[.H20])" office:value-type="float" office:value="19.3771912078971" calcext:value-type="float">
            <text:p>19</text:p>
          </table:table-cell>
          <table:table-cell table:style-name="ce2" table:number-columns-repeated="56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culation sheet" table:style-name="ta1" table:print-ranges="'Calculation sheet'.A1:'Calculation sheet'.M74">
        <office:forms form:automatic-focus="false" form:apply-design-mode="false"/>
        <table:shapes>
          <draw:frame draw:z-index="0" draw:style-name="gr1" draw:text-style-name="P1" svg:width="18.745cm" svg:height="12.25cm" svg:x="3.427cm" svg:y="25.841cm">
            <draw:object draw:notify-on-update-of-ranges="'Calculation sheet'.H3:'Calculation sheet'.M3 'Calculation sheet'.B7:'Calculation sheet'.B7 'Calculation sheet'.H7:'Calculation sheet'.M7 'Calculation sheet'.H3:'Calculation sheet'.M3 'Calculation sheet'.B45:'Calculation sheet'.B45 'Calculation sheet'.H45:'Calculation sheet'.M45 NC_Source.C108:NC_Source.C113 NC_Source.A107:NC_Source.A107 NC_Source.D108:NC_Source.D113 NC_Source.C86:NC_Source.C91 NC_Source.A85:NC_Source.A85 NC_Source.D86:NC_Source.D91 NC_Source.C64:NC_Source.C69 NC_Source.A63:NC_Source.A63 NC_Source.D64:NC_Source.D69 NC_Source.C42:NC_Source.C47 NC_Source.A41:NC_Source.A41 NC_Source.D42:NC_Source.D47 NC_Source.C20:NC_Source.C25 NC_Source.A19:NC_Source.A19 NC_Source.D20:NC_Source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344"/>
        <table:table-column table:style-name="co7" table:default-cell-style-name="ce345"/>
        <table:table-column table:style-name="co8" table:number-columns-repeated="5" table:default-cell-style-name="ce345"/>
        <table:table-column table:style-name="co9" table:number-columns-repeated="6" table:default-cell-style-name="ce345"/>
        <table:table-column table:style-name="co10" table:default-cell-style-name="ce397"/>
        <table:table-column table:style-name="co11" table:number-columns-repeated="5" table:default-cell-style-name="ce397"/>
        <table:table-column table:style-name="co4" table:number-columns-repeated="43" table:default-cell-style-name="ce345"/>
        <table:table-column table:style-name="co4" table:number-columns-repeated="961" table:default-cell-style-name="ce400"/>
        <table:table-row table:style-name="ro1">
          <table:table-cell/>
          <table:table-cell table:style-name="ce2" office:value-type="string" calcext:value-type="string">
            <text:p>ROOM ACCOUSTIC CALCULATIONS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47" office:value-type="string" calcext:value-type="string">
            <text:p>Octave Band</text:p>
          </table:table-cell>
          <table:table-cell table:style-name="ce377" office:value-type="string" calcext:value-type="string">
            <text:p>Dia</text:p>
          </table:table-cell>
          <table:table-cell table:style-name="ce377" office:value-type="string" calcext:value-type="string">
            <text:p>W</text:p>
          </table:table-cell>
          <table:table-cell table:style-name="ce377" office:value-type="string" calcext:value-type="string">
            <text:p>H</text:p>
          </table:table-cell>
          <table:table-cell table:style-name="ce377" office:value-type="string" calcext:value-type="string">
            <text:p>t</text:p>
          </table:table-cell>
          <table:table-cell table:style-name="ce377" office:value-type="string" calcext:value-type="string">
            <text:p>L/#</text:p>
          </table:table-cell>
          <table:table-cell table:style-name="ce383" office:value-type="float" office:value="2" calcext:value-type="float">
            <text:p>2</text:p>
          </table:table-cell>
          <table:table-cell table:style-name="ce383" office:value-type="float" office:value="3" calcext:value-type="float">
            <text:p>3</text:p>
          </table:table-cell>
          <table:table-cell table:style-name="ce383" office:value-type="float" office:value="4" calcext:value-type="float">
            <text:p>4</text:p>
          </table:table-cell>
          <table:table-cell table:style-name="ce383" office:value-type="float" office:value="5" calcext:value-type="float">
            <text:p>5</text:p>
          </table:table-cell>
          <table:table-cell table:style-name="ce383" office:value-type="float" office:value="6" calcext:value-type="float">
            <text:p>6</text:p>
          </table:table-cell>
          <table:table-cell table:style-name="ce383" office:value-type="float" office:value="7" calcext:value-type="float">
            <text:p>7</text:p>
          </table:table-cell>
          <table:table-cell table:style-name="ce398" office:value-type="string" calcext:value-type="string">
            <text:p>ILS2</text:p>
          </table:table-cell>
          <table:table-cell table:style-name="ce398" office:value-type="string" calcext:value-type="string">
            <text:p>ILS3</text:p>
          </table:table-cell>
          <table:table-cell table:style-name="ce398" office:value-type="string" calcext:value-type="string">
            <text:p>ILS4</text:p>
          </table:table-cell>
          <table:table-cell table:style-name="ce398" office:value-type="string" calcext:value-type="string">
            <text:p>ILS5</text:p>
          </table:table-cell>
          <table:table-cell table:style-name="ce398" office:value-type="string" calcext:value-type="string">
            <text:p>ILS6</text:p>
          </table:table-cell>
          <table:table-cell table:style-name="ce398" office:value-type="string" calcext:value-type="string">
            <text:p>ILS7</text:p>
          </table:table-cell>
          <table:table-cell table:number-columns-repeated="1004"/>
        </table:table-row>
        <table:table-row table:style-name="ro1">
          <table:table-cell/>
          <table:table-cell table:style-name="ce347" office:value-type="string" calcext:value-type="string">
            <text:p>Mid Frequency (Hz)</text:p>
          </table:table-cell>
          <table:table-cell table:number-columns-repeated="3" table:style-name="ce377" office:value-type="string" calcext:value-type="string">
            <text:p>(m)</text:p>
          </table:table-cell>
          <table:table-cell table:style-name="ce377" office:value-type="string" calcext:value-type="string">
            <text:p>(mm)</text:p>
          </table:table-cell>
          <table:table-cell table:style-name="ce377" office:value-type="string" calcext:value-type="string">
            <text:p>(m)</text:p>
          </table:table-cell>
          <table:table-cell table:style-name="ce383" office:value-type="float" office:value="125" calcext:value-type="float">
            <text:p>125</text:p>
          </table:table-cell>
          <table:table-cell table:style-name="ce383" office:value-type="float" office:value="250" calcext:value-type="float">
            <text:p>250</text:p>
          </table:table-cell>
          <table:table-cell table:style-name="ce383" office:value-type="float" office:value="500" calcext:value-type="float">
            <text:p>500</text:p>
          </table:table-cell>
          <table:table-cell table:style-name="ce383" office:value-type="float" office:value="1000" calcext:value-type="float">
            <text:p>1000</text:p>
          </table:table-cell>
          <table:table-cell table:style-name="ce383" office:value-type="float" office:value="2000" calcext:value-type="float">
            <text:p>2000</text:p>
          </table:table-cell>
          <table:table-cell table:style-name="ce383" office:value-type="float" office:value="4000" calcext:value-type="float">
            <text:p>4000</text:p>
          </table:table-cell>
          <table:table-cell table:number-columns-repeated="1010"/>
        </table:table-row>
        <table:table-row table:style-name="ro1">
          <table:table-cell/>
          <table:table-cell table:style-name="ce348"/>
          <table:table-cell table:style-name="ce378" table:number-columns-repeated="5"/>
          <table:table-cell table:style-name="ce384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 table:style-name="ce349" office:value-type="string" calcext:value-type="string">
            <text:p>Supply discharge path</text:p>
          </table:table-cell>
          <table:table-cell table:style-name="ce349" table:number-columns-repeated="5"/>
          <table:table-cell table:style-name="ce385" table:number-columns-repeated="6"/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Terminal discharge from Fan</text:p>
          </table:table-cell>
          <table:table-cell table:style-name="ce374" table:number-columns-repeated="5"/>
          <table:table-cell table:number-columns-repeated="2" table:style-name="ce386" office:value-type="float" office:value="83" calcext:value-type="float">
            <text:p>83</text:p>
          </table:table-cell>
          <table:table-cell table:style-name="ce386" office:value-type="float" office:value="79" calcext:value-type="float">
            <text:p>79</text:p>
          </table:table-cell>
          <table:table-cell table:style-name="ce386" office:value-type="float" office:value="73" calcext:value-type="float">
            <text:p>73</text:p>
          </table:table-cell>
          <table:table-cell table:style-name="ce386" office:value-type="float" office:value="69" calcext:value-type="float">
            <text:p>69</text:p>
          </table:table-cell>
          <table:table-cell table:style-name="ce386" office:value-type="float" office:value="66" calcext:value-type="float">
            <text:p>66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Environmental Adjustment Factor</text:p>
          </table:table-cell>
          <table:table-cell table:style-name="ce374" table:number-columns-repeated="5"/>
          <table:table-cell table:style-name="ce387" table:formula="of:=[$Constants.$B$65]" office:value-type="float" office:value="2" calcext:value-type="float">
            <text:p>2</text:p>
          </table:table-cell>
          <table:table-cell table:style-name="ce387" table:formula="of:=[$Constants.$C$65]" office:value-type="float" office:value="1" calcext:value-type="float">
            <text:p>1</text:p>
          </table:table-cell>
          <table:table-cell table:style-name="ce387" table:formula="of:=[$Constants.$D$65]" office:value-type="float" office:value="0" calcext:value-type="float">
            <text:p>0</text:p>
          </table:table-cell>
          <table:table-cell table:style-name="ce387" table:formula="of:=[$Constants.$E$65]" office:value-type="float" office:value="0" calcext:value-type="float">
            <text:p>0</text:p>
          </table:table-cell>
          <table:table-cell table:style-name="ce387" table:formula="of:=[$Constants.$F$65]" office:value-type="float" office:value="0" calcext:value-type="float">
            <text:p>0</text:p>
          </table:table-cell>
          <table:table-cell table:style-name="ce393" table:formula="of:=[$Constants.$G$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Plenum</text:p>
          </table:table-cell>
          <table:table-cell table:style-name="ce374" table:number-columns-repeated="5"/>
          <table:table-cell table:style-name="ce388" office:value-type="float" office:value="20" calcext:value-type="float">
            <text:p>20.0</text:p>
          </table:table-cell>
          <table:table-cell table:style-name="ce388" office:value-type="float" office:value="20.1940038393834" calcext:value-type="float">
            <text:p>20.2</text:p>
          </table:table-cell>
          <table:table-cell table:style-name="ce388" office:value-type="float" office:value="13.9854422679473" calcext:value-type="float">
            <text:p>14.0</text:p>
          </table:table-cell>
          <table:table-cell table:style-name="ce388" office:value-type="float" office:value="17.1005907126985" calcext:value-type="float">
            <text:p>17.1</text:p>
          </table:table-cell>
          <table:table-cell table:style-name="ce388" office:value-type="float" office:value="18.2401322342701" calcext:value-type="float">
            <text:p>18.2</text:p>
          </table:table-cell>
          <table:table-cell table:style-name="ce388" office:value-type="float" office:value="19.3771912078971" calcext:value-type="float">
            <text:p>19.4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Lined rectangular duct</text:p>
          </table:table-cell>
          <table:table-cell table:style-name="ce374"/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1" calcext:value-type="float">
            <text:p>1</text:p>
          </table:table-cell>
          <table:table-cell table:style-name="ce389" table:formula="of:=MIN((  (10^[$Constants.B$14]) * (((2*([.$D10]+[.$E10]))/([.$D10]*[.$E10]*3.28))^[$Constants.B$15]) * (([.$F$10]/25.4)^[$Constants.B$16])  )*[.$G10]*3.28;  40)" office:value-type="float" office:value="0.632312830774513" calcext:value-type="float">
            <text:p>0.6</text:p>
          </table:table-cell>
          <table:table-cell table:style-name="ce389" table:formula="of:=MIN((  (10^[$Constants.C$14]) * (((2*([.$D10]+[.$E10]))/([.$D10]*[.$E10]*3.28))^[$Constants.C$15]) * (([.$F$10]/25.4)^[$Constants.C$16])  )*[.$G10]*3.28;  40)" office:value-type="float" office:value="1.26340221170332" calcext:value-type="float">
            <text:p>1.3</text:p>
          </table:table-cell>
          <table:table-cell table:style-name="ce389" table:formula="of:=MIN((  (10^[$Constants.D$14]) * (((2*([.$D10]+[.$E10]))/([.$D10]*[.$E10]*3.28))^[$Constants.D$15]) * (([.$F$10]/25.4)^[$Constants.D$16])  )*[.$G10]*3.28;  40)" office:value-type="float" office:value="3.98664829731036" calcext:value-type="float">
            <text:p>4.0</text:p>
          </table:table-cell>
          <table:table-cell table:style-name="ce389" table:formula="of:=MIN((  (10^[$Constants.E$14]) * (((2*([.$D10]+[.$E10]))/([.$D10]*[.$E10]*3.28))^[$Constants.E$15]) * (([.$F$10]/25.4)^[$Constants.E$16])  )*[.$G10]*3.28;  40)" office:value-type="float" office:value="8.31755351703267" calcext:value-type="float">
            <text:p>8.3</text:p>
          </table:table-cell>
          <table:table-cell table:style-name="ce389" table:formula="of:=MIN((  (10^[$Constants.F$14]) * (((2*([.$D10]+[.$E10]))/([.$D10]*[.$E10]*3.28))^[$Constants.F$15]) * (([.$F$10]/25.4)^[$Constants.F$16])  )*[.$G10]*3.28;  40)" office:value-type="float" office:value="6.12157949905371" calcext:value-type="float">
            <text:p>6.1</text:p>
          </table:table-cell>
          <table:table-cell table:style-name="ce389" table:formula="of:=MIN((  (10^[$Constants.G$14]) * (((2*([.$D10]+[.$E10]))/([.$D10]*[.$E10]*3.28))^[$Constants.G$15]) * (([.$F$10]/25.4)^[$Constants.G$16])  )*[.$G10]*3.28;  40)" office:value-type="float" office:value="5.17096259077754" calcext:value-type="float">
            <text:p>5.2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Branch power division</text:p>
          </table:table-cell>
          <table:table-cell table:style-name="ce379" office:value-type="float" office:value="0.5" calcext:value-type="float">
            <office:annotation draw:style-name="gr2" draw:text-style-name="P3" svg:width="2.387cm" svg:height="0.72cm" svg:x="9.01cm" svg:y="3.668cm" draw:caption-point-x="-0.61cm" draw:caption-point-y="1.51cm">
              <dc:date>2020-06-05T00:00:00</dc:date>
              <text:p text:style-name="P2"><text:span text:style-name="T1">Sb</text:span></text:p>
            </office:annotation>
            <text:p>0.5</text:p>
          </table:table-cell>
          <table:table-cell table:style-name="ce379" office:value-type="float" office:value="1" calcext:value-type="float">
            <office:annotation draw:style-name="gr2" draw:text-style-name="P5" svg:width="2.387cm" svg:height="0.72cm" svg:x="10.507cm" svg:y="3.668cm" draw:caption-point-x="-0.61cm" draw:caption-point-y="1.51cm">
              <dc:date>2020-06-05T00:00:00</dc:date>
              <text:p text:style-name="P4"><text:span text:style-name="T1">ΣSb</text:span></text:p>
            </office:annotation>
            <text:p>1</text:p>
          </table:table-cell>
          <table:table-cell table:style-name="ce382"/>
          <table:table-cell table:style-name="ce374" table:number-columns-repeated="2"/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style-name="ce390" table:formula="of:=-10*LOG([.$C11]/[.$D11])" office:value-type="float" office:value="3.01029995663981" calcext:value-type="float">
            <text:p>3.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Unlined square elbow</text:p>
          </table:table-cell>
          <table:table-cell table:style-name="ce374"/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0.3" calcext:value-type="float">
            <text:p>0.3</text:p>
          </table:table-cell>
          <table:table-cell table:style-name="ce374"/>
          <table:table-cell table:style-name="ce379" office:value-type="float" office:value="1" calcext:value-type="float">
            <text:p>1</text:p>
          </table:table-cell>
          <table:table-cell table:style-name="ce391" table:formula="of:=IF( [.H$4]*[.$D12] &lt; 48; 0; IF([.H$4]*[.$D12] &lt; 96; 1; IF([.H$4]*[.$D12] &lt; 190; 5; IF([.H$4]*[.$D12] &lt; 380; 8; IF([.H$4]*[.$D12] &lt; 760; 4; 3)))))*[.$G12]" office:value-type="float" office:value="1" calcext:value-type="float">
            <text:p>1</text:p>
          </table:table-cell>
          <table:table-cell table:style-name="ce392" table:formula="of:=IF( [.I$4]*[.$D12] &lt; 48; 0; IF([.I$4]*[.$D12] &lt; 96; 1; IF([.I$4]*[.$D12] &lt; 190; 5; IF([.I$4]*[.$D12] &lt; 380; 8; IF([.I$4]*[.$D12] &lt; 760; 4; 3)))))*[.$G12]" office:value-type="float" office:value="5" calcext:value-type="float">
            <text:p>5</text:p>
          </table:table-cell>
          <table:table-cell table:style-name="ce392" table:formula="of:=IF( [.J$4]*[.$D12] &lt; 48; 0; IF([.J$4]*[.$D12] &lt; 96; 1; IF([.J$4]*[.$D12] &lt; 190; 5; IF([.J$4]*[.$D12] &lt; 380; 8; IF([.J$4]*[.$D12] &lt; 760; 4; 3)))))*[.$G12]" office:value-type="float" office:value="8" calcext:value-type="float">
            <text:p>8</text:p>
          </table:table-cell>
          <table:table-cell table:style-name="ce392" table:formula="of:=IF( [.K$4]*[.$D12] &lt; 48; 0; IF([.K$4]*[.$D12] &lt; 96; 1; IF([.K$4]*[.$D12] &lt; 190; 5; IF([.K$4]*[.$D12] &lt; 380; 8; IF([.K$4]*[.$D12] &lt; 760; 4; 3)))))*[.$G12]" office:value-type="float" office:value="4" calcext:value-type="float">
            <text:p>4</text:p>
          </table:table-cell>
          <table:table-cell table:style-name="ce392" table:formula="of:=IF( [.L$4]*[.$D12] &lt; 48; 0; IF([.L$4]*[.$D12] &lt; 96; 1; IF([.L$4]*[.$D12] &lt; 190; 5; IF([.L$4]*[.$D12] &lt; 380; 8; IF([.L$4]*[.$D12] &lt; 760; 4; 3)))))*[.$G12]" office:value-type="float" office:value="3" calcext:value-type="float">
            <text:p>3</text:p>
          </table:table-cell>
          <table:table-cell table:style-name="ce392" table:formula="of:=IF( [.M$4]*[.$D12] &lt; 48; 0; IF([.M$4]*[.$D12] &lt; 96; 1; IF([.M$4]*[.$D12] &lt; 190; 5; IF([.M$4]*[.$D12] &lt; 380; 8; IF([.M$4]*[.$D12] &lt; 760; 4; 3)))))*[.$G12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Lined square elbow</text:p>
          </table:table-cell>
          <table:table-cell table:style-name="ce374"/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0.3" calcext:value-type="float">
            <text:p>0.3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1" calcext:value-type="float">
            <text:p>1</text:p>
          </table:table-cell>
          <table:table-cell table:style-name="ce392" table:formula="of:=IF( [.H$4]*[.$D13] &lt; 48; 0; IF([.H$4]*[.$D13] &lt; 96; 1; IF([.H$4]*[.$D13] &lt; 190; 6; IF([.H$4]*[.$D13] &lt; 380; 11; IF([.H$4]*[.$D13] &lt; 760; 10; 10)))))*[.$G13]" office:value-type="float" office:value="1" calcext:value-type="float">
            <text:p>1</text:p>
          </table:table-cell>
          <table:table-cell table:style-name="ce392" table:formula="of:=IF( [.I$4]*[.$D13] &lt; 48; 0; IF([.I$4]*[.$D13] &lt; 96; 1; IF([.I$4]*[.$D13] &lt; 190; 6; IF([.I$4]*[.$D13] &lt; 380; 11; IF([.I$4]*[.$D13] &lt; 760; 10; 10)))))*[.$G13]" office:value-type="float" office:value="6" calcext:value-type="float">
            <text:p>6</text:p>
          </table:table-cell>
          <table:table-cell table:style-name="ce392" table:formula="of:=IF( [.J$4]*[.$D13] &lt; 48; 0; IF([.J$4]*[.$D13] &lt; 96; 1; IF([.J$4]*[.$D13] &lt; 190; 6; IF([.J$4]*[.$D13] &lt; 380; 11; IF([.J$4]*[.$D13] &lt; 760; 10; 10)))))*[.$G13]" office:value-type="float" office:value="11" calcext:value-type="float">
            <text:p>11</text:p>
          </table:table-cell>
          <table:table-cell table:style-name="ce392" table:formula="of:=IF( [.K$4]*[.$D13] &lt; 48; 0; IF([.K$4]*[.$D13] &lt; 96; 1; IF([.K$4]*[.$D13] &lt; 190; 6; IF([.K$4]*[.$D13] &lt; 380; 11; IF([.K$4]*[.$D13] &lt; 760; 10; 10)))))*[.$G13]" office:value-type="float" office:value="10" calcext:value-type="float">
            <text:p>10</text:p>
          </table:table-cell>
          <table:table-cell table:style-name="ce392" table:formula="of:=IF( [.L$4]*[.$D13] &lt; 48; 0; IF([.L$4]*[.$D13] &lt; 96; 1; IF([.L$4]*[.$D13] &lt; 190; 6; IF([.L$4]*[.$D13] &lt; 380; 11; IF([.L$4]*[.$D13] &lt; 760; 10; 10)))))*[.$G13]" office:value-type="float" office:value="10" calcext:value-type="float">
            <text:p>10</text:p>
          </table:table-cell>
          <table:table-cell table:style-name="ce392" table:formula="of:=IF( [.M$4]*[.$D13] &lt; 48; 0; IF([.M$4]*[.$D13] &lt; 96; 1; IF([.M$4]*[.$D13] &lt; 190; 6; IF([.M$4]*[.$D13] &lt; 380; 11; IF([.M$4]*[.$D13] &lt; 760; 10; 10)))))*[.$G13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Unlined radiused elbow</text:p>
          </table:table-cell>
          <table:table-cell table:style-name="ce374"/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0.3" calcext:value-type="float">
            <text:p>0.3</text:p>
          </table:table-cell>
          <table:table-cell table:style-name="ce374"/>
          <table:table-cell table:style-name="ce379" office:value-type="float" office:value="1" calcext:value-type="float">
            <text:p>1</text:p>
          </table:table-cell>
          <table:table-cell table:style-name="ce392" table:formula="of:=IF( [.H$4]*[.$D14] &lt; 48; 0; IF([.H$4]*[.$D14] &lt; 96; 1; IF([.H$4]*[.$D14] &lt; 190; 2; 3))*[.$G14])" office:value-type="float" office:value="1" calcext:value-type="float">
            <text:p>1</text:p>
          </table:table-cell>
          <table:table-cell table:style-name="ce392" table:formula="of:=IF( [.I$4]*[.$D14] &lt; 48; 0; IF([.I$4]*[.$D14] &lt; 96; 1; IF([.I$4]*[.$D14] &lt; 190; 2; 3))*[.$G14])" office:value-type="float" office:value="2" calcext:value-type="float">
            <text:p>2</text:p>
          </table:table-cell>
          <table:table-cell table:style-name="ce392" table:formula="of:=IF( [.J$4]*[.$D14] &lt; 48; 0; IF([.J$4]*[.$D14] &lt; 96; 1; IF([.J$4]*[.$D14] &lt; 190; 2; 3))*[.$G14])" office:value-type="float" office:value="3" calcext:value-type="float">
            <text:p>3</text:p>
          </table:table-cell>
          <table:table-cell table:style-name="ce392" table:formula="of:=IF( [.K$4]*[.$D14] &lt; 48; 0; IF([.K$4]*[.$D14] &lt; 96; 1; IF([.K$4]*[.$D14] &lt; 190; 2; 3))*[.$G14])" office:value-type="float" office:value="3" calcext:value-type="float">
            <text:p>3</text:p>
          </table:table-cell>
          <table:table-cell table:style-name="ce392" table:formula="of:=IF( [.L$4]*[.$D14] &lt; 48; 0; IF([.L$4]*[.$D14] &lt; 96; 1; IF([.L$4]*[.$D14] &lt; 190; 2; 3))*[.$G14])" office:value-type="float" office:value="3" calcext:value-type="float">
            <text:p>3</text:p>
          </table:table-cell>
          <table:table-cell table:style-name="ce392" table:formula="of:=IF( [.M$4]*[.$D14] &lt; 48; 0; IF([.M$4]*[.$D14] &lt; 96; 1; IF([.M$4]*[.$D14] &lt; 190; 2; 3))*[.$G14]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Flexible duct</text:p>
          </table:table-cell>
          <table:table-cell table:style-name="ce379" office:value-type="float" office:value="0.2" calcext:value-type="float">
            <text:p>0.2</text:p>
          </table:table-cell>
          <table:table-cell table:style-name="ce374" table:number-columns-repeated="3"/>
          <table:table-cell table:style-name="ce379" office:value-type="float" office:value="0.5" calcext:value-type="float">
            <text:p>0.5</text:p>
          </table:table-cell>
          <table:table-cell table:style-name="ce389" table:formula="of:=IF([.$G15]=0;0;([$Constants.B$21]+[$Constants.B$22]*([.$C15]*39.37)+[$Constants.B$23]*(([.$C15]*39.37)^2))+(([$Constants.B$24]+[$Constants.B$25]*([.$C15]*39.37)+[$Constants.B$26]*(([.$C15]*39.37)^2))*([.$G15]*3.28)))" office:value-type="float" office:value="3.46685273523088" calcext:value-type="float">
            <text:p>3.5</text:p>
          </table:table-cell>
          <table:table-cell table:style-name="ce389" table:formula="of:=IF([.$G15]=0;0;([$Constants.C$21]+[$Constants.C$22]*([.$C15]*39.37)+[$Constants.C$23]*(([.$C15]*39.37)^2))+(([$Constants.C$24]+[$Constants.C$25]*([.$C15]*39.37)+[$Constants.C$26]*(([.$C15]*39.37)^2))*([.$G15]*3.28)))" office:value-type="float" office:value="5.33824023168498" calcext:value-type="float">
            <text:p>5.3</text:p>
          </table:table-cell>
          <table:table-cell table:style-name="ce389" table:formula="of:=IF([.$G15]=0;0;([$Constants.D$21]+[$Constants.D$22]*([.$C15]*39.37)+[$Constants.D$23]*(([.$C15]*39.37)^2))+(([$Constants.D$24]+[$Constants.D$25]*([.$C15]*39.37)+[$Constants.D$26]*(([.$C15]*39.37)^2))*([.$G15]*3.28)))" office:value-type="float" office:value="10.9510038887112" calcext:value-type="float">
            <text:p>11.0</text:p>
          </table:table-cell>
          <table:table-cell table:style-name="ce389" table:formula="of:=IF([.$G15]=0;0;([$Constants.E$21]+[$Constants.E$22]*([.$C15]*39.37)+[$Constants.E$23]*(([.$C15]*39.37)^2))+(([$Constants.E$24]+[$Constants.E$25]*([.$C15]*39.37)+[$Constants.E$26]*(([.$C15]*39.37)^2))*([.$G15]*3.28)))" office:value-type="float" office:value="11.4166850685093" calcext:value-type="float">
            <text:p>11.4</text:p>
          </table:table-cell>
          <table:table-cell table:style-name="ce389" table:formula="of:=IF([.$G15]=0;0;([$Constants.F$21]+[$Constants.F$22]*([.$C15]*39.37)+[$Constants.F$23]*(([.$C15]*39.37)^2))+(([$Constants.F$24]+[$Constants.F$25]*([.$C15]*39.37)+[$Constants.F$26]*(([.$C15]*39.37)^2))*([.$G15]*3.28)))" office:value-type="float" office:value="12.7851498042464" calcext:value-type="float">
            <text:p>12.8</text:p>
          </table:table-cell>
          <table:table-cell table:style-name="ce389" table:formula="of:=IF([.$G15]=0;0;([$Constants.G$21]+[$Constants.G$22]*([.$C15]*39.37)+[$Constants.G$23]*(([.$C15]*39.37)^2))+(([$Constants.G$24]+[$Constants.G$25]*([.$C15]*39.37)+[$Constants.G$26]*(([.$C15]*39.37)^2))*([.$G15]*3.28)))" office:value-type="float" office:value="6.08822392214904" calcext:value-type="float">
            <text:p>6.1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Rectangular duct breakout</text:p>
          </table:table-cell>
          <table:table-cell table:style-name="ce374"/>
          <table:table-cell table:number-columns-repeated="2" table:style-name="ce379" office:value-type="float" office:value="0.5" calcext:value-type="float">
            <text:p>0.5</text:p>
          </table:table-cell>
          <table:table-cell table:style-name="ce374"/>
          <table:table-cell table:style-name="ce379" office:value-type="float" office:value="2" calcext:value-type="float">
            <text:p>2</text:p>
          </table:table-cell>
          <table:table-cell table:style-name="ce389" table:formula="of:=[$Constants.B$129]-10*LOG((2*[.$G16]*([.$D16]+[.$E16]))/([.$D16]*[.$E16]))" office:value-type="float" office:value="9.95880017344075" calcext:value-type="float">
            <text:p>10.0</text:p>
          </table:table-cell>
          <table:table-cell table:style-name="ce389" table:formula="of:=[$Constants.C$129]-10*LOG((2*[.$G16]*([.$D16]+[.$E16]))/([.$D16]*[.$E16]))" office:value-type="float" office:value="12.9588001734408" calcext:value-type="float">
            <text:p>13.0</text:p>
          </table:table-cell>
          <table:table-cell table:style-name="ce389" table:formula="of:=[$Constants.D$129]-10*LOG((2*[.$G16]*([.$D16]+[.$E16]))/([.$D16]*[.$E16]))" office:value-type="float" office:value="15.9588001734408" calcext:value-type="float">
            <text:p>16.0</text:p>
          </table:table-cell>
          <table:table-cell table:style-name="ce389" table:formula="of:=[$Constants.E$129]-10*LOG((2*[.$G16]*([.$D16]+[.$E16]))/([.$D16]*[.$E16]))" office:value-type="float" office:value="18.9588001734408" calcext:value-type="float">
            <text:p>19.0</text:p>
          </table:table-cell>
          <table:table-cell table:style-name="ce389" table:formula="of:=[$Constants.F$129]-10*LOG((2*[.$G16]*([.$D16]+[.$E16]))/([.$D16]*[.$E16]))" office:value-type="float" office:value="22.9588001734408" calcext:value-type="float">
            <text:p>23.0</text:p>
          </table:table-cell>
          <table:table-cell table:style-name="ce389" table:formula="of:=[$Constants.G$129]-10*LOG((2*[.$G16]*([.$D16]+[.$E16]))/([.$D16]*[.$E16]))" office:value-type="float" office:value="28.9588001734408" calcext:value-type="float">
            <text:p>29.0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Flexible duct breakout (100-150)</text:p>
          </table:table-cell>
          <table:table-cell table:style-name="ce374" table:number-columns-repeated="5"/>
          <table:table-cell table:number-columns-repeated="3" table:style-name="ce392" office:value-type="float" office:value="9" calcext:value-type="float">
            <text:p>9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office:value-type="float" office:value="12" calcext:value-type="float">
            <text:p>12</text:p>
          </table:table-cell>
          <table:table-cell table:style-name="ce392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Flexible duct breakout (170-200)</text:p>
          </table:table-cell>
          <table:table-cell table:style-name="ce374" table:number-columns-repeated="5"/>
          <table:table-cell table:number-columns-repeated="3" table:style-name="ce392" office:value-type="float" office:value="8" calcext:value-type="float">
            <text:p>8</text:p>
          </table:table-cell>
          <table:table-cell table:style-name="ce392" office:value-type="float" office:value="9" calcext:value-type="float">
            <text:p>9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Flexible duct breakout (230)</text:p>
          </table:table-cell>
          <table:table-cell table:style-name="ce374" table:number-columns-repeated="5"/>
          <table:table-cell table:number-columns-repeated="2" table:style-name="ce392" office:value-type="float" office:value="7" calcext:value-type="float">
            <text:p>7</text:p>
          </table:table-cell>
          <table:table-cell table:number-columns-repeated="2" table:style-name="ce392" office:value-type="float" office:value="8" calcext:value-type="float">
            <text:p>8</text:p>
          </table:table-cell>
          <table:table-cell table:style-name="ce392" office:value-type="float" office:value="10" calcext:value-type="float">
            <text:p>10</text:p>
          </table:table-cell>
          <table:table-cell table:style-name="ce392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Flexible duct breakout (250)</text:p>
          </table:table-cell>
          <table:table-cell table:style-name="ce374" table:number-columns-repeated="5"/>
          <table:table-cell table:number-columns-repeated="3" table:style-name="ce392" office:value-type="float" office:value="7" calcext:value-type="float">
            <text:p>7</text:p>
          </table:table-cell>
          <table:table-cell table:style-name="ce392" office:value-type="float" office:value="8" calcext:value-type="float">
            <text:p>8</text:p>
          </table:table-cell>
          <table:table-cell table:style-name="ce392" office:value-type="float" office:value="9" calcext:value-type="float">
            <text:p>9</text:p>
          </table:table-cell>
          <table:table-cell table:style-name="ce392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Flexible duct breakout (300-400)</text:p>
          </table:table-cell>
          <table:table-cell table:style-name="ce374" table:number-columns-repeated="5"/>
          <table:table-cell table:number-columns-repeated="3" table:style-name="ce392" office:value-type="float" office:value="5" calcext:value-type="float">
            <text:p>5</text:p>
          </table:table-cell>
          <table:table-cell table:style-name="ce392" office:value-type="float" office:value="6" calcext:value-type="float">
            <text:p>6</text:p>
          </table:table-cell>
          <table:table-cell table:style-name="ce392" office:value-type="float" office:value="7" calcext:value-type="float">
            <text:p>7</text:p>
          </table:table-cell>
          <table:table-cell table:style-name="ce392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/>
          <table:table-cell table:style-name="ce374" office:value-type="string" calcext:value-type="string">
            <text:p>End reflection loss (Flush terminated)</text:p>
          </table:table-cell>
          <table:table-cell table:style-name="ce380" table:formula="of:=SQRT(4*[.D22]*[.E22]/PI())" office:value-type="float" office:value="0.299605386973981" calcext:value-type="float">
            <text:p>0.300</text:p>
          </table:table-cell>
          <table:table-cell table:style-name="ce379" office:value-type="float" office:value="0.3" calcext:value-type="float">
            <text:p>0.3</text:p>
          </table:table-cell>
          <table:table-cell table:style-name="ce379" office:value-type="float" office:value="0.235" calcext:value-type="float">
            <text:p>0.235</text:p>
          </table:table-cell>
          <table:table-cell table:style-name="ce374" table:number-columns-repeated="2"/>
          <table:table-cell table:style-name="ce389" table:formula="of:=10*LOG((1+(0.7*343/(PI()*[.H$4]*[.$C22]))^2))" office:value-type="float" office:value="7.13030254678585" calcext:value-type="float">
            <text:p>7.1</text:p>
          </table:table-cell>
          <table:table-cell table:style-name="ce389" table:formula="of:=10*LOG((1+(0.7*343/(PI()*[.I$4]*[.$C22]))^2))" office:value-type="float" office:value="3.09870850026262" calcext:value-type="float">
            <text:p>3.1</text:p>
          </table:table-cell>
          <table:table-cell table:style-name="ce389" table:formula="of:=10*LOG((1+(0.7*343/(PI()*[.J$4]*[.$C22]))^2))" office:value-type="float" office:value="1.00467980334028" calcext:value-type="float">
            <text:p>1.0</text:p>
          </table:table-cell>
          <table:table-cell table:style-name="ce389" table:formula="of:=10*LOG((1+(0.7*343/(PI()*[.K$4]*[.$C22]))^2))" office:value-type="float" office:value="0.273784289182859" calcext:value-type="float">
            <text:p>0.3</text:p>
          </table:table-cell>
          <table:table-cell table:style-name="ce389" table:formula="of:=10*LOG((1+(0.7*343/(PI()*[.L$4]*[.$C22]))^2))" office:value-type="float" office:value="0.0700810971393799" calcext:value-type="float">
            <text:p>0.1</text:p>
          </table:table-cell>
          <table:table-cell table:style-name="ce389" table:formula="of:=10*LOG((1+(0.7*343/(PI()*[.M$4]*[.$C22]))^2))" office:value-type="float" office:value="0.0176265793617791" calcext:value-type="float">
            <text:p>0.0</text:p>
          </table:table-cell>
          <table:table-cell table:number-columns-repeated="1010"/>
        </table:table-row>
        <table:table-row table:style-name="ro2">
          <table:table-cell/>
          <table:table-cell table:style-name="ce374" office:value-type="string" calcext:value-type="string">
            <text:p>End reflection loss (Free terminated)</text:p>
          </table:table-cell>
          <table:table-cell table:style-name="ce380" table:formula="of:=SQRT(4*[.D23]*[.E23]/PI())" office:value-type="float" office:value="0.299605386973981" calcext:value-type="float">
            <text:p>0.300</text:p>
          </table:table-cell>
          <table:table-cell table:style-name="ce379" office:value-type="float" office:value="0.3" calcext:value-type="float">
            <text:p>0.3</text:p>
          </table:table-cell>
          <table:table-cell table:style-name="ce379" office:value-type="float" office:value="0.235" calcext:value-type="float">
            <text:p>0.235</text:p>
          </table:table-cell>
          <table:table-cell table:style-name="ce374" table:number-columns-repeated="2"/>
          <table:table-cell table:style-name="ce389" table:formula="of:=10*LOG((1+(1*343/(PI()*[.H$4]*[.$C23]))^2))" office:value-type="float" office:value="9.77679143704397" calcext:value-type="float">
            <text:p>9.8</text:p>
          </table:table-cell>
          <table:table-cell table:style-name="ce389" table:formula="of:=10*LOG((1+(1*343/(PI()*[.I$4]*[.$C23]))^2))" office:value-type="float" office:value="4.94816231291045" calcext:value-type="float">
            <text:p>4.9</text:p>
          </table:table-cell>
          <table:table-cell table:style-name="ce389" table:formula="of:=10*LOG((1+(1*343/(PI()*[.J$4]*[.$C23]))^2))" office:value-type="float" office:value="1.85028862042692" calcext:value-type="float">
            <text:p>1.9</text:p>
          </table:table-cell>
          <table:table-cell table:style-name="ce389" table:formula="of:=10*LOG((1+(1*343/(PI()*[.K$4]*[.$C23]))^2))" office:value-type="float" office:value="0.541522068455244" calcext:value-type="float">
            <text:p>0.5</text:p>
          </table:table-cell>
          <table:table-cell table:style-name="ce389" table:formula="of:=10*LOG((1+(1*343/(PI()*[.L$4]*[.$C23]))^2))" office:value-type="float" office:value="0.141841142192478" calcext:value-type="float">
            <text:p>0.1</text:p>
          </table:table-cell>
          <table:table-cell table:style-name="ce389" table:formula="of:=10*LOG((1+(1*343/(PI()*[.M$4]*[.$C23]))^2))" office:value-type="float" office:value="0.0358969461973486" calcext:value-type="float">
            <text:p>0.0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Ceiling Effect (Gypsum board tiles)</text:p>
          </table:table-cell>
          <table:table-cell table:style-name="ce374" table:number-columns-repeated="5"/>
          <table:table-cell table:style-name="ce393" office:value-type="float" office:value="16" calcext:value-type="float">
            <text:p>16</text:p>
          </table:table-cell>
          <table:table-cell table:number-columns-repeated="2" table:style-name="ce393" office:value-type="float" office:value="18" calcext:value-type="float">
            <text:p>18</text:p>
          </table:table-cell>
          <table:table-cell table:style-name="ce393" office:value-type="float" office:value="21" calcext:value-type="float">
            <text:p>21</text:p>
          </table:table-cell>
          <table:table-cell table:number-columns-repeated="2" table:style-name="ce393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Ceiling Effect (Solid gypsum board)</text:p>
          </table:table-cell>
          <table:table-cell table:style-name="ce374" table:number-columns-repeated="5"/>
          <table:table-cell table:style-name="ce393" office:value-type="float" office:value="16" calcext:value-type="float">
            <text:p>16</text:p>
          </table:table-cell>
          <table:table-cell table:number-columns-repeated="2" table:style-name="ce393" office:value-type="float" office:value="18" calcext:value-type="float">
            <text:p>18</text:p>
          </table:table-cell>
          <table:table-cell table:style-name="ce393" office:value-type="float" office:value="21" calcext:value-type="float">
            <text:p>21</text:p>
          </table:table-cell>
          <table:table-cell table:number-columns-repeated="2" table:style-name="ce393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Space Effect</text:p>
          </table:table-cell>
          <table:table-cell table:style-name="ce379" office:value-type="float" office:value="200" calcext:value-type="float">
            <office:annotation draw:style-name="gr2" draw:text-style-name="P3" svg:width="2.387cm" svg:height="0.72cm" svg:x="9.01cm" svg:y="12.175cm" draw:caption-point-x="-0.61cm" draw:caption-point-y="1.51cm">
              <dc:date>2020-06-05T00:00:00</dc:date>
              <text:p text:style-name="P2"><text:span text:style-name="T1">V</text:span></text:p>
            </office:annotation>
            <text:p>200</text:p>
          </table:table-cell>
          <table:table-cell table:style-name="ce379" office:value-type="float" office:value="1.5" calcext:value-type="float">
            <office:annotation draw:style-name="gr2" draw:text-style-name="P3" svg:width="2.387cm" svg:height="0.72cm" svg:x="10.507cm" svg:y="12.175cm" draw:caption-point-x="-0.61cm" draw:caption-point-y="1.51cm">
              <dc:date>2020-06-05T00:00:00</dc:date>
              <text:p text:style-name="P2"><text:span text:style-name="T1">r</text:span></text:p>
            </office:annotation>
            <text:p>1.5</text:p>
          </table:table-cell>
          <table:table-cell table:style-name="ce374" table:number-columns-repeated="3"/>
          <table:table-cell table:style-name="ce390" table:formula="of:=-25+10*LOG([.$D26]*3.28)+5*LOG([.$C26]*3.28^3)+3*LOG([.H$4])" office:value-type="float" office:value="7.45363870069286" calcext:value-type="float">
            <text:p>7.5</text:p>
          </table:table-cell>
          <table:table-cell table:style-name="ce390" table:formula="of:=-25+10*LOG([.$D26]*3.28)+5*LOG([.$C26]*3.28^3)+3*LOG([.I$4])" office:value-type="float" office:value="8.3567286876848" calcext:value-type="float">
            <text:p>8.4</text:p>
          </table:table-cell>
          <table:table-cell table:style-name="ce390" table:formula="of:=-25+10*LOG([.$D26]*3.28)+5*LOG([.$C26]*3.28^3)+3*LOG([.J$4])" office:value-type="float" office:value="9.25981867467675" calcext:value-type="float">
            <text:p>9.3</text:p>
          </table:table-cell>
          <table:table-cell table:style-name="ce390" table:formula="of:=-25+10*LOG([.$D26]*3.28)+5*LOG([.$C26]*3.28^3)+3*LOG([.K$4])" office:value-type="float" office:value="10.1629086616687" calcext:value-type="float">
            <text:p>10.2</text:p>
          </table:table-cell>
          <table:table-cell table:style-name="ce390" table:formula="of:=-25+10*LOG([.$D26]*3.28)+5*LOG([.$C26]*3.28^3)+3*LOG([.L$4])" office:value-type="float" office:value="11.0659986486606" calcext:value-type="float">
            <text:p>11.1</text:p>
          </table:table-cell>
          <table:table-cell table:style-name="ce390" table:formula="of:=-25+10*LOG([.$D26]*3.28)+5*LOG([.$C26]*3.28^3)+3*LOG([.M$4])" office:value-type="float" office:value="11.9690886356526" calcext:value-type="float">
            <text:p>12.0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Space Effect (Multiple outlets)</text:p>
          </table:table-cell>
          <table:table-cell table:style-name="ce381" table:formula="of:=200/[.D27]" office:value-type="float" office:value="66.6666666666667" calcext:value-type="float">
            <office:annotation draw:style-name="gr2" draw:text-style-name="P3" svg:width="2.387cm" svg:height="0.72cm" svg:x="9.01cm" svg:y="12.692cm" draw:caption-point-x="-0.61cm" draw:caption-point-y="1.51cm">
              <dc:date>2020-06-05T00:00:00</dc:date>
              <text:p text:style-name="P2"><text:span text:style-name="T1">A(outlet)</text:span></text:p>
            </office:annotation>
            <text:p>67</text:p>
          </table:table-cell>
          <table:table-cell table:style-name="ce379" office:value-type="float" office:value="3" calcext:value-type="float">
            <office:annotation draw:style-name="gr2" draw:text-style-name="P3" svg:width="2.387cm" svg:height="0.72cm" svg:x="10.507cm" svg:y="12.692cm" draw:caption-point-x="-0.61cm" draw:caption-point-y="1.51cm">
              <dc:date>2020-06-05T00:00:00</dc:date>
              <text:p text:style-name="P2"><text:span text:style-name="T1">h</text:span></text:p>
            </office:annotation>
            <text:p>3</text:p>
          </table:table-cell>
          <table:table-cell table:style-name="ce379" office:value-type="float" office:value="1" calcext:value-type="float">
            <office:annotation draw:style-name="gr2" draw:text-style-name="P3" svg:width="2.387cm" svg:height="0.72cm" svg:x="12.005cm" svg:y="12.692cm" draw:caption-point-x="-0.61cm" draw:caption-point-y="1.51cm">
              <dc:date>2020-06-05T00:00:00</dc:date>
              <text:p text:style-name="P2"><text:span text:style-name="T1">N</text:span></text:p>
            </office:annotation>
            <text:p>1</text:p>
          </table:table-cell>
          <table:table-cell table:style-name="ce374" table:number-columns-repeated="2"/>
          <table:table-cell table:style-name="ce390" table:formula="of:=-31+5*LOG([.$C27]/[.$D27]^2)+28*LOG([.$D27]*3.28)+1.13*LOG([.$E27])+3*LOG([.H$4])" office:value-type="float" office:value="7.44292395262669" calcext:value-type="float">
            <text:p>7.4</text:p>
          </table:table-cell>
          <table:table-cell table:style-name="ce390" table:formula="of:=-31+5*LOG([.$C27]/[.$D27]^2)+28*LOG([.$D27]*3.28)+1.13*LOG([.$E27])+3*LOG([.I$4])" office:value-type="float" office:value="8.34601393961863" calcext:value-type="float">
            <text:p>8.3</text:p>
          </table:table-cell>
          <table:table-cell table:style-name="ce390" table:formula="of:=-31+5*LOG([.$C27]/[.$D27]^2)+28*LOG([.$D27]*3.28)+1.13*LOG([.$E27])+3*LOG([.J$4])" office:value-type="float" office:value="9.24910392661058" calcext:value-type="float">
            <text:p>9.2</text:p>
          </table:table-cell>
          <table:table-cell table:style-name="ce390" table:formula="of:=-31+5*LOG([.$C27]/[.$D27]^2)+28*LOG([.$D27]*3.28)+1.13*LOG([.$E27])+3*LOG([.K$4])" office:value-type="float" office:value="10.1521939136025" calcext:value-type="float">
            <text:p>10.2</text:p>
          </table:table-cell>
          <table:table-cell table:style-name="ce390" table:formula="of:=-31+5*LOG([.$C27]/[.$D27]^2)+28*LOG([.$D27]*3.28)+1.13*LOG([.$E27])+3*LOG([.L$4])" office:value-type="float" office:value="11.0552839005945" calcext:value-type="float">
            <text:p>11.1</text:p>
          </table:table-cell>
          <table:table-cell table:style-name="ce390" table:formula="of:=-31+5*LOG([.$C27]/[.$D27]^2)+28*LOG([.$D27]*3.28)+1.13*LOG([.$E27])+3*LOG([.M$4])" office:value-type="float" office:value="11.9583738875864" calcext:value-type="float">
            <text:p>12.0</text:p>
          </table:table-cell>
          <table:table-cell table:number-columns-repeated="1010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/>
          <table:table-cell table:style-name="ce348" office:value-type="string" calcext:value-type="string">
            <text:p>Lw (dB)</text:p>
          </table:table-cell>
          <table:table-cell table:style-name="ce348" table:number-columns-repeated="5"/>
          <table:table-cell table:style-name="ce394" table:formula="of:=MAX([.H7]-SUM([.H8:.H28]); 0)" office:value-type="float" office:value="0" calcext:value-type="float">
            <text:p>0</text:p>
          </table:table-cell>
          <table:table-cell table:style-name="ce394" table:formula="of:=MAX([.I7]-SUM([.I8:.I28]); 0)" office:value-type="float" office:value="0" calcext:value-type="float">
            <text:p>0</text:p>
          </table:table-cell>
          <table:table-cell table:style-name="ce394" table:formula="of:=MAX([.J7]-SUM([.J8:.J28]); 0)" office:value-type="float" office:value="0" calcext:value-type="float">
            <text:p>0</text:p>
          </table:table-cell>
          <table:table-cell table:style-name="ce394" table:formula="of:=MAX([.K7]-SUM([.K8:.K28]); 0)" office:value-type="float" office:value="0" calcext:value-type="float">
            <text:p>0</text:p>
          </table:table-cell>
          <table:table-cell table:style-name="ce394" table:formula="of:=MAX([.L7]-SUM([.L8:.L28]); 0)" office:value-type="float" office:value="0" calcext:value-type="float">
            <text:p>0</text:p>
          </table:table-cell>
          <table:table-cell table:style-name="ce394" table:formula="of:=MAX([.M7]-SUM([.M8:.M28]); 0)" office:value-type="float" office:value="0" calcext:value-type="float">
            <text:p>0</text:p>
          </table:table-cell>
          <table:table-cell table:formula="of:=10^([.H29]/10)" office:value-type="float" office:value="1" calcext:value-type="float">
            <text:p>1</text:p>
          </table:table-cell>
          <table:table-cell table:formula="of:=10^([.I29]/10)" office:value-type="float" office:value="1" calcext:value-type="float">
            <text:p>1</text:p>
          </table:table-cell>
          <table:table-cell table:formula="of:=10^([.J29]/10)" office:value-type="float" office:value="1" calcext:value-type="float">
            <text:p>1</text:p>
          </table:table-cell>
          <table:table-cell table:formula="of:=10^([.K29]/10)" office:value-type="float" office:value="1" calcext:value-type="float">
            <text:p>1</text:p>
          </table:table-cell>
          <table:table-cell table:formula="of:=10^([.L29]/10)" office:value-type="float" office:value="1" calcext:value-type="float">
            <text:p>1</text:p>
          </table:table-cell>
          <table:table-cell table:formula="of:=10^([.M29]/1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II</text:p>
          </table:table-cell>
          <table:table-cell table:style-name="ce349" office:value-type="string" calcext:value-type="string">
            <text:p>Outlet Generated</text:p>
          </table:table-cell>
          <table:table-cell table:style-name="ce374" table:number-columns-repeated="5"/>
          <table:table-cell table:style-name="ce392" table:number-columns-repeated="6"/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Diffuser generated noise (NC15)</text:p>
          </table:table-cell>
          <table:table-cell table:style-name="ce374" table:number-columns-repeated="5"/>
          <table:table-cell table:style-name="ce392" office:value-type="float" office:value="46" calcext:value-type="float">
            <text:p>46</text:p>
          </table:table-cell>
          <table:table-cell table:style-name="ce392" office:value-type="float" office:value="39" calcext:value-type="float">
            <text:p>39</text:p>
          </table:table-cell>
          <table:table-cell table:style-name="ce392" office:value-type="float" office:value="32" calcext:value-type="float">
            <text:p>32</text:p>
          </table:table-cell>
          <table:table-cell table:style-name="ce392" office:value-type="float" office:value="27" calcext:value-type="float">
            <text:p>27</text:p>
          </table:table-cell>
          <table:table-cell table:style-name="ce392" office:value-type="float" office:value="24" calcext:value-type="float">
            <text:p>24</text:p>
          </table:table-cell>
          <table:table-cell table:style-name="ce392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Diffuser generated noise (NC20)</text:p>
          </table:table-cell>
          <table:table-cell table:style-name="ce374" table:number-columns-repeated="5"/>
          <table:table-cell table:style-name="ce392" office:value-type="float" office:value="50" calcext:value-type="float">
            <text:p>50</text:p>
          </table:table-cell>
          <table:table-cell table:style-name="ce392" office:value-type="float" office:value="43" calcext:value-type="float">
            <text:p>43</text:p>
          </table:table-cell>
          <table:table-cell table:style-name="ce392" office:value-type="float" office:value="36" calcext:value-type="float">
            <text:p>36</text:p>
          </table:table-cell>
          <table:table-cell table:style-name="ce392" office:value-type="float" office:value="32" calcext:value-type="float">
            <text:p>32</text:p>
          </table:table-cell>
          <table:table-cell table:style-name="ce392" office:value-type="float" office:value="29" calcext:value-type="float">
            <text:p>29</text:p>
          </table:table-cell>
          <table:table-cell table:style-name="ce392"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Diffuser generated noise (NC25)</text:p>
          </table:table-cell>
          <table:table-cell table:style-name="ce374" table:number-columns-repeated="5"/>
          <table:table-cell table:style-name="ce392" office:value-type="float" office:value="54" calcext:value-type="float">
            <text:p>54</text:p>
          </table:table-cell>
          <table:table-cell table:style-name="ce392" office:value-type="float" office:value="47" calcext:value-type="float">
            <text:p>47</text:p>
          </table:table-cell>
          <table:table-cell table:style-name="ce392" office:value-type="float" office:value="41" calcext:value-type="float">
            <text:p>41</text:p>
          </table:table-cell>
          <table:table-cell table:style-name="ce392" office:value-type="float" office:value="37" calcext:value-type="float">
            <text:p>37</text:p>
          </table:table-cell>
          <table:table-cell table:style-name="ce392" office:value-type="float" office:value="34" calcext:value-type="float">
            <text:p>34</text:p>
          </table:table-cell>
          <table:table-cell table:style-name="ce392"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Diffuser generated noise (NC30)</text:p>
          </table:table-cell>
          <table:table-cell table:style-name="ce374" table:number-columns-repeated="5"/>
          <table:table-cell table:style-name="ce392" office:value-type="float" office:value="58" calcext:value-type="float">
            <text:p>58</text:p>
          </table:table-cell>
          <table:table-cell table:style-name="ce392" office:value-type="float" office:value="51" calcext:value-type="float">
            <text:p>51</text:p>
          </table:table-cell>
          <table:table-cell table:style-name="ce392" office:value-type="float" office:value="45" calcext:value-type="float">
            <text:p>45</text:p>
          </table:table-cell>
          <table:table-cell table:style-name="ce392" office:value-type="float" office:value="41" calcext:value-type="float">
            <text:p>41</text:p>
          </table:table-cell>
          <table:table-cell table:style-name="ce392" office:value-type="float" office:value="39" calcext:value-type="float">
            <text:p>39</text:p>
          </table:table-cell>
          <table:table-cell table:style-name="ce392" office:value-type="float" office:value="38" calcext:value-type="float">
            <text:p>38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Diffuser generated noise (NC35)</text:p>
          </table:table-cell>
          <table:table-cell table:style-name="ce374" table:number-columns-repeated="5"/>
          <table:table-cell table:style-name="ce392" office:value-type="float" office:value="62" calcext:value-type="float">
            <text:p>62</text:p>
          </table:table-cell>
          <table:table-cell table:style-name="ce392" office:value-type="float" office:value="55" calcext:value-type="float">
            <text:p>55</text:p>
          </table:table-cell>
          <table:table-cell table:style-name="ce392" office:value-type="float" office:value="50" calcext:value-type="float">
            <text:p>50</text:p>
          </table:table-cell>
          <table:table-cell table:style-name="ce392" office:value-type="float" office:value="46" calcext:value-type="float">
            <text:p>46</text:p>
          </table:table-cell>
          <table:table-cell table:style-name="ce392" office:value-type="float" office:value="44" calcext:value-type="float">
            <text:p>44</text:p>
          </table:table-cell>
          <table:table-cell table:style-name="ce392"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/>
          <table:table-cell table:style-name="ce374" office:value-type="string" calcext:value-type="string">
            <text:p>Diffuser generated noise (NC40)</text:p>
          </table:table-cell>
          <table:table-cell table:style-name="ce374" table:number-columns-repeated="5"/>
          <table:table-cell table:style-name="ce392" office:value-type="float" office:value="66" calcext:value-type="float">
            <text:p>66</text:p>
          </table:table-cell>
          <table:table-cell table:style-name="ce392" office:value-type="float" office:value="60" calcext:value-type="float">
            <text:p>60</text:p>
          </table:table-cell>
          <table:table-cell table:style-name="ce392" office:value-type="float" office:value="55" calcext:value-type="float">
            <text:p>55</text:p>
          </table:table-cell>
          <table:table-cell table:style-name="ce392" office:value-type="float" office:value="51" calcext:value-type="float">
            <text:p>51</text:p>
          </table:table-cell>
          <table:table-cell table:style-name="ce392" office:value-type="float" office:value="49" calcext:value-type="float">
            <text:p>49</text:p>
          </table:table-cell>
          <table:table-cell table:style-name="ce392"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Environmental Adjustment Factor</text:p>
          </table:table-cell>
          <table:table-cell table:style-name="ce374" table:number-columns-repeated="5"/>
          <table:table-cell table:style-name="ce387" table:formula="of:=[$Constants.$B$65]" office:value-type="float" office:value="2" calcext:value-type="float">
            <text:p>2</text:p>
          </table:table-cell>
          <table:table-cell table:style-name="ce387" table:formula="of:=[$Constants.$C$65]" office:value-type="float" office:value="1" calcext:value-type="float">
            <text:p>1</text:p>
          </table:table-cell>
          <table:table-cell table:style-name="ce387" table:formula="of:=[$Constants.$D$65]" office:value-type="float" office:value="0" calcext:value-type="float">
            <text:p>0</text:p>
          </table:table-cell>
          <table:table-cell table:style-name="ce387" table:formula="of:=[$Constants.$E$65]" office:value-type="float" office:value="0" calcext:value-type="float">
            <text:p>0</text:p>
          </table:table-cell>
          <table:table-cell table:style-name="ce387" table:formula="of:=[$Constants.$F$65]" office:value-type="float" office:value="0" calcext:value-type="float">
            <text:p>0</text:p>
          </table:table-cell>
          <table:table-cell table:style-name="ce393" table:formula="of:=[$Constants.$G$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Space Effect</text:p>
          </table:table-cell>
          <table:table-cell table:style-name="ce379" office:value-type="float" office:value="200" calcext:value-type="float">
            <office:annotation draw:style-name="gr2" draw:text-style-name="P3" svg:width="2.387cm" svg:height="0.72cm" svg:x="9.01cm" svg:y="18.894cm" draw:caption-point-x="-0.61cm" draw:caption-point-y="1.51cm">
              <dc:date>2020-06-05T00:00:00</dc:date>
              <text:p text:style-name="P2"><text:span text:style-name="T1">V</text:span></text:p>
            </office:annotation>
            <text:p>200</text:p>
          </table:table-cell>
          <table:table-cell table:style-name="ce379" office:value-type="float" office:value="1.5" calcext:value-type="float">
            <office:annotation draw:style-name="gr2" draw:text-style-name="P3" svg:width="2.387cm" svg:height="0.72cm" svg:x="10.507cm" svg:y="18.894cm" draw:caption-point-x="-0.61cm" draw:caption-point-y="1.51cm">
              <dc:date>2020-06-05T00:00:00</dc:date>
              <text:p text:style-name="P2"><text:span text:style-name="T1">r</text:span></text:p>
            </office:annotation>
            <text:p>1.5</text:p>
          </table:table-cell>
          <table:table-cell table:style-name="ce374" table:number-columns-repeated="3"/>
          <table:table-cell table:style-name="ce390" table:formula="of:=-25+10*LOG([.$D39]*3.28)+5*LOG([.$C39]*3.28^3)+3*LOG([.H$4])" office:value-type="float" office:value="7.45363870069286" calcext:value-type="float">
            <text:p>7.5</text:p>
          </table:table-cell>
          <table:table-cell table:style-name="ce390" table:formula="of:=-25+10*LOG([.$D39]*3.28)+5*LOG([.$C39]*3.28^3)+3*LOG([.I$4])" office:value-type="float" office:value="8.3567286876848" calcext:value-type="float">
            <text:p>8.4</text:p>
          </table:table-cell>
          <table:table-cell table:style-name="ce390" table:formula="of:=-25+10*LOG([.$D39]*3.28)+5*LOG([.$C39]*3.28^3)+3*LOG([.J$4])" office:value-type="float" office:value="9.25981867467675" calcext:value-type="float">
            <text:p>9.3</text:p>
          </table:table-cell>
          <table:table-cell table:style-name="ce390" table:formula="of:=-25+10*LOG([.$D39]*3.28)+5*LOG([.$C39]*3.28^3)+3*LOG([.K$4])" office:value-type="float" office:value="10.1629086616687" calcext:value-type="float">
            <text:p>10.2</text:p>
          </table:table-cell>
          <table:table-cell table:style-name="ce390" table:formula="of:=-25+10*LOG([.$D39]*3.28)+5*LOG([.$C39]*3.28^3)+3*LOG([.L$4])" office:value-type="float" office:value="11.0659986486606" calcext:value-type="float">
            <text:p>11.1</text:p>
          </table:table-cell>
          <table:table-cell table:style-name="ce390" table:formula="of:=-25+10*LOG([.$D39]*3.28)+5*LOG([.$C39]*3.28^3)+3*LOG([.M$4])" office:value-type="float" office:value="11.9690886356526" calcext:value-type="float">
            <text:p>12.0</text:p>
          </table:table-cell>
          <table:table-cell table:number-columns-repeated="1010"/>
        </table:table-row>
        <table:table-row table:style-name="ro1">
          <table:table-cell/>
          <table:table-cell table:style-name="ce375" office:value-type="string" calcext:value-type="string">
            <text:p>Space Effect (Multiple outlets)</text:p>
          </table:table-cell>
          <table:table-cell table:style-name="ce381" table:formula="of:=200/[.D40]" office:value-type="float" office:value="66.6666666666667" calcext:value-type="float">
            <office:annotation draw:style-name="gr2" draw:text-style-name="P3" svg:width="2.387cm" svg:height="0.72cm" svg:x="9.01cm" svg:y="19.41cm" draw:caption-point-x="-0.61cm" draw:caption-point-y="1.51cm">
              <dc:date>2020-06-05T00:00:00</dc:date>
              <text:p text:style-name="P2"><text:span text:style-name="T1">A(outlet)</text:span></text:p>
            </office:annotation>
            <text:p>67</text:p>
          </table:table-cell>
          <table:table-cell table:style-name="ce379" office:value-type="float" office:value="3" calcext:value-type="float">
            <office:annotation draw:style-name="gr2" draw:text-style-name="P3" svg:width="2.387cm" svg:height="0.72cm" svg:x="10.507cm" svg:y="19.41cm" draw:caption-point-x="-0.61cm" draw:caption-point-y="1.51cm">
              <dc:date>2020-06-05T00:00:00</dc:date>
              <text:p text:style-name="P2"><text:span text:style-name="T1">h</text:span></text:p>
            </office:annotation>
            <text:p>3</text:p>
          </table:table-cell>
          <table:table-cell table:style-name="ce379" office:value-type="float" office:value="1" calcext:value-type="float">
            <office:annotation draw:style-name="gr2" draw:text-style-name="P3" svg:width="2.387cm" svg:height="0.72cm" svg:x="12.005cm" svg:y="19.41cm" draw:caption-point-x="-0.61cm" draw:caption-point-y="1.51cm">
              <dc:date>2020-06-05T00:00:00</dc:date>
              <text:p text:style-name="P2"><text:span text:style-name="T1">N</text:span></text:p>
            </office:annotation>
            <text:p>1</text:p>
          </table:table-cell>
          <table:table-cell table:style-name="ce374" table:number-columns-repeated="2"/>
          <table:table-cell table:style-name="ce390" table:formula="of:=-31+5*LOG([.$C40]/[.$D40]^2)+28*LOG([.$D40]*3.28)+1.13*LOG([.$E40])+3*LOG([.H$4])" office:value-type="float" office:value="7.44292395262669" calcext:value-type="float">
            <text:p>7.4</text:p>
          </table:table-cell>
          <table:table-cell table:style-name="ce390" table:formula="of:=-31+5*LOG([.$C40]/[.$D40]^2)+28*LOG([.$D40]*3.28)+1.13*LOG([.$E40])+3*LOG([.I$4])" office:value-type="float" office:value="8.34601393961863" calcext:value-type="float">
            <text:p>8.3</text:p>
          </table:table-cell>
          <table:table-cell table:style-name="ce390" table:formula="of:=-31+5*LOG([.$C40]/[.$D40]^2)+28*LOG([.$D40]*3.28)+1.13*LOG([.$E40])+3*LOG([.J$4])" office:value-type="float" office:value="9.24910392661058" calcext:value-type="float">
            <text:p>9.2</text:p>
          </table:table-cell>
          <table:table-cell table:style-name="ce390" table:formula="of:=-31+5*LOG([.$C40]/[.$D40]^2)+28*LOG([.$D40]*3.28)+1.13*LOG([.$E40])+3*LOG([.K$4])" office:value-type="float" office:value="10.1521939136025" calcext:value-type="float">
            <text:p>10.2</text:p>
          </table:table-cell>
          <table:table-cell table:style-name="ce390" table:formula="of:=-31+5*LOG([.$C40]/[.$D40]^2)+28*LOG([.$D40]*3.28)+1.13*LOG([.$E40])+3*LOG([.L$4])" office:value-type="float" office:value="11.0552839005945" calcext:value-type="float">
            <text:p>11.1</text:p>
          </table:table-cell>
          <table:table-cell table:style-name="ce390" table:formula="of:=-31+5*LOG([.$C40]/[.$D40]^2)+28*LOG([.$D40]*3.28)+1.13*LOG([.$E40])+3*LOG([.M$4])" office:value-type="float" office:value="11.9583738875864" calcext:value-type="float">
            <text:p>12.0</text:p>
          </table:table-cell>
          <table:table-cell table:number-columns-repeated="1010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/>
          <table:table-cell table:style-name="ce348" office:value-type="string" calcext:value-type="string">
            <text:p>Lw (dB)</text:p>
          </table:table-cell>
          <table:table-cell table:style-name="ce348" table:number-columns-repeated="5"/>
          <table:table-cell table:style-name="ce394" table:formula="of:=MAX([.H37]-SUM([.H38:.H41]); 0)" office:value-type="float" office:value="49.1034373466805" calcext:value-type="float">
            <text:p>49</text:p>
          </table:table-cell>
          <table:table-cell table:style-name="ce394" table:formula="of:=MAX([.I37]-SUM([.I38:.I41]); 0)" office:value-type="float" office:value="42.2972573726966" calcext:value-type="float">
            <text:p>42</text:p>
          </table:table-cell>
          <table:table-cell table:style-name="ce394" table:formula="of:=MAX([.J37]-SUM([.J38:.J41]); 0)" office:value-type="float" office:value="36.4910773987127" calcext:value-type="float">
            <text:p>36</text:p>
          </table:table-cell>
          <table:table-cell table:style-name="ce394" table:formula="of:=MAX([.K37]-SUM([.K38:.K41]); 0)" office:value-type="float" office:value="30.6848974247288" calcext:value-type="float">
            <text:p>31</text:p>
          </table:table-cell>
          <table:table-cell table:style-name="ce394" table:formula="of:=MAX([.L37]-SUM([.L38:.L41]); 0)" office:value-type="float" office:value="26.8787174507449" calcext:value-type="float">
            <text:p>27</text:p>
          </table:table-cell>
          <table:table-cell table:style-name="ce394" table:formula="of:=MAX([.M37]-SUM([.M38:.M41]); 0)" office:value-type="float" office:value="24.072537476761" calcext:value-type="float">
            <text:p>24</text:p>
          </table:table-cell>
          <table:table-cell table:formula="of:=10^([.H42]/10)" office:value-type="float" office:value="81347.4108558706" calcext:value-type="float">
            <text:p>81347.4108558706</text:p>
          </table:table-cell>
          <table:table-cell table:formula="of:=10^([.I42]/10)" office:value-type="float" office:value="16971.7152761814" calcext:value-type="float">
            <text:p>16971.7152761814</text:p>
          </table:table-cell>
          <table:table-cell table:formula="of:=10^([.J42]/10)" office:value-type="float" office:value="4457.66820613145" calcext:value-type="float">
            <text:p>4457.66820613145</text:p>
          </table:table-cell>
          <table:table-cell table:formula="of:=10^([.K42]/10)" office:value-type="float" office:value="1170.81894862109" calcext:value-type="float">
            <text:p>1170.81894862109</text:p>
          </table:table-cell>
          <table:table-cell table:formula="of:=10^([.L42]/10)" office:value-type="float" office:value="487.384535480686" calcext:value-type="float">
            <text:p>487.384535480686</text:p>
          </table:table-cell>
          <table:table-cell table:formula="of:=10^([.M42]/10)" office:value-type="float" office:value="255.419321959117" calcext:value-type="float">
            <text:p>255.419321959117</text:p>
          </table:table-cell>
          <table:table-cell table:number-columns-repeated="1004"/>
        </table:table-row>
        <table:table-row table:style-name="ro1">
          <table:table-cell/>
          <table:table-cell table:style-name="ce348" table:number-columns-repeated="6"/>
          <table:table-cell table:style-name="ce394" table:number-columns-repeated="6"/>
          <table:table-cell table:number-columns-repeated="1010"/>
        </table:table-row>
        <table:table-row table:style-name="ro1">
          <table:table-cell/>
          <table:table-cell table:style-name="ce374" table:number-columns-repeated="6"/>
          <table:table-cell table:style-name="ce392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Σ</text:p>
          </table:table-cell>
          <table:table-cell table:style-name="ce347" office:value-type="string" calcext:value-type="string">
            <text:p>NET Lw (dB)</text:p>
          </table:table-cell>
          <table:table-cell table:style-name="ce347" table:number-columns-repeated="5"/>
          <table:table-cell table:style-name="ce395" table:formula="of:=10*LOG(SUM([.N4:.N44]))" office:value-type="float" office:value="49.1034907339743" calcext:value-type="float">
            <text:p>49</text:p>
          </table:table-cell>
          <table:table-cell table:style-name="ce395" table:formula="of:=10*LOG(SUM([.O4:.O44]))" office:value-type="float" office:value="42.2975132582571" calcext:value-type="float">
            <text:p>42</text:p>
          </table:table-cell>
          <table:table-cell table:style-name="ce395" table:formula="of:=10*LOG(SUM([.P4:.P44]))" office:value-type="float" office:value="36.4920515532615" calcext:value-type="float">
            <text:p>36</text:p>
          </table:table-cell>
          <table:table-cell table:style-name="ce395" table:formula="of:=10*LOG(SUM([.Q4:.Q44]))" office:value-type="float" office:value="30.6886051638445" calcext:value-type="float">
            <text:p>31</text:p>
          </table:table-cell>
          <table:table-cell table:style-name="ce395" table:formula="of:=10*LOG(SUM([.R4:.R44]))" office:value-type="float" office:value="26.8876190371319" calcext:value-type="float">
            <text:p>27</text:p>
          </table:table-cell>
          <table:table-cell table:style-name="ce395" table:formula="of:=10*LOG(SUM([.S4:.S44]))" office:value-type="float" office:value="24.0895074746167" calcext:value-type="float">
            <text:p>24</text:p>
          </table:table-cell>
          <table:table-cell table:style-name="ce399" table:number-columns-repeated="6"/>
          <table:table-cell table:number-columns-repeated="1004"/>
        </table:table-row>
        <table:table-row table:style-name="ro1">
          <table:table-cell/>
          <table:table-cell table:style-name="ce376" office:value-type="string" calcext:value-type="string">
            <text:p>NC</text:p>
          </table:table-cell>
          <table:table-cell table:number-columns-repeated="5"/>
          <table:table-cell table:style-name="ce396" table:formula="of:=MAX(([$Constants.$B$9]+[$Constants.$B$10]*[.H45]);([$Constants.$C$9]+[$Constants.$C$10]*[.I45]);([$Constants.$D$9]+[$Constants.$D$10]*[.J45]);([$Constants.$E$9]+[$Constants.$E$10]*[.K45]);([$Constants.$F$9]+[$Constants.$F$10]*[.L45]);([$Constants.$G$9]+[$Constants.$G$10]*[.M45]))" office:value-type="float" office:value="31.276336193055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stants" table:style-name="ta2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2" table:default-cell-style-name="ce210"/>
        <table:table-column table:style-name="co13" table:number-columns-repeated="6" table:default-cell-style-name="ce251"/>
        <table:table-column table:style-name="co14" table:number-columns-repeated="57" table:default-cell-style-name="ce210"/>
        <table:table-column table:style-name="co14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11" office:value-type="string" calcext:value-type="string">
            <text:p>Sound Constants - ARI 885 -90 and -9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52" office:value-type="string" calcext:value-type="string">
            <text:p>Band Constants</text:p>
          </table:table-cell>
          <table:table-cell table:number-columns-repeated="6"/>
          <table:table-cell office:value-type="string" calcext:value-type="string">
            <text:p>Equation</text:p>
          </table:table-cell>
          <table:table-cell table:number-columns-repeated="1015"/>
        </table:table-row>
        <table:table-row table:style-name="ro1">
          <table:table-cell table:style-name="ce212" office:value-type="string" calcext:value-type="string">
            <text:p>Octave Band</text:p>
          </table:table-cell>
          <table:table-cell table:style-name="ce253" office:value-type="float" office:value="2" calcext:value-type="float">
            <text:p>2</text:p>
          </table:table-cell>
          <table:table-cell table:style-name="ce287" office:value-type="float" office:value="3" calcext:value-type="float">
            <text:p>3</text:p>
          </table:table-cell>
          <table:table-cell table:style-name="ce287" office:value-type="float" office:value="4" calcext:value-type="float">
            <text:p>4</text:p>
          </table:table-cell>
          <table:table-cell table:style-name="ce287" office:value-type="float" office:value="5" calcext:value-type="float">
            <text:p>5</text:p>
          </table:table-cell>
          <table:table-cell table:style-name="ce287" office:value-type="float" office:value="6" calcext:value-type="float">
            <text:p>6</text:p>
          </table:table-cell>
          <table:table-cell table:style-name="ce305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13" office:value-type="string" calcext:value-type="string">
            <text:p>Mid Frequency, Hz</text:p>
          </table:table-cell>
          <table:table-cell table:style-name="ce254" office:value-type="float" office:value="125" calcext:value-type="float">
            <text:p>125</text:p>
          </table:table-cell>
          <table:table-cell table:style-name="ce288" office:value-type="float" office:value="250" calcext:value-type="float">
            <text:p>250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float" office:value="1000" calcext:value-type="float">
            <text:p>1000</text:p>
          </table:table-cell>
          <table:table-cell table:style-name="ce288" office:value-type="float" office:value="2000" calcext:value-type="float">
            <text:p>2000</text:p>
          </table:table-cell>
          <table:table-cell table:style-name="ce30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14" office:value-type="string" calcext:value-type="string">
            <text:p>NC Drivers</text:p>
          </table:table-cell>
          <table:table-cell table:style-name="ce255" table:number-columns-repeated="5"/>
          <table:table-cell table:style-name="ce294"/>
          <table:table-cell/>
          <table:table-cell office:value-type="string" calcext:value-type="string">
            <text:p>NC= M1*Band Spl+ Intcpt</text:p>
          </table:table-cell>
          <table:table-cell table:number-columns-repeated="14"/>
          <table:table-cell table:style-name="ce329" table:number-columns-repeated="5"/>
          <table:table-cell table:style-name="ce334"/>
          <table:table-cell table:number-columns-repeated="995"/>
        </table:table-row>
        <table:table-row table:style-name="ro1">
          <table:table-cell table:style-name="ce215" office:value-type="string" calcext:value-type="string">
            <text:p>Intcpt</text:p>
          </table:table-cell>
          <table:table-cell table:style-name="ce256" office:value-type="float" office:value="-31.6" calcext:value-type="float">
            <text:p>-31.6</text:p>
          </table:table-cell>
          <table:table-cell table:style-name="ce256" office:value-type="float" office:value="-18.9" calcext:value-type="float">
            <text:p>-18.9</text:p>
          </table:table-cell>
          <table:table-cell table:style-name="ce256" office:value-type="float" office:value="-8.5" calcext:value-type="float">
            <text:p>-8.5</text:p>
          </table:table-cell>
          <table:table-cell table:style-name="ce256" office:value-type="float" office:value="-2.2" calcext:value-type="float">
            <text:p>-2.2</text:p>
          </table:table-cell>
          <table:table-cell table:style-name="ce256" office:value-type="float" office:value="1" calcext:value-type="float">
            <text:p>1</text:p>
          </table:table-cell>
          <table:table-cell table:style-name="ce284" office:value-type="float" office:value="3.1" calcext:value-type="float">
            <text:p>3.1</text:p>
          </table:table-cell>
          <table:table-cell table:number-columns-repeated="16"/>
          <table:table-cell table:style-name="ce330" table:number-columns-repeated="5"/>
          <table:table-cell table:style-name="ce335"/>
          <table:table-cell table:number-columns-repeated="995"/>
        </table:table-row>
        <table:table-row table:style-name="ro1">
          <table:table-cell table:style-name="ce216" office:value-type="string" calcext:value-type="string">
            <text:p>M1</text:p>
          </table:table-cell>
          <table:table-cell table:style-name="ce257" office:value-type="float" office:value="1.28" calcext:value-type="float">
            <text:p>1.28</text:p>
          </table:table-cell>
          <table:table-cell table:style-name="ce289" office:value-type="float" office:value="1.18" calcext:value-type="float">
            <text:p>1.18</text:p>
          </table:table-cell>
          <table:table-cell table:style-name="ce289" office:value-type="float" office:value="1.09" calcext:value-type="float">
            <text:p>1.09</text:p>
          </table:table-cell>
          <table:table-cell table:style-name="ce289" office:value-type="float" office:value="1.02" calcext:value-type="float">
            <text:p>1.02</text:p>
          </table:table-cell>
          <table:table-cell table:style-name="ce289" office:value-type="float" office:value="1" calcext:value-type="float">
            <text:p>1.00</text:p>
          </table:table-cell>
          <table:table-cell table:style-name="ce307" office:value-type="float" office:value="0.98" calcext:value-type="float">
            <text:p>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17" office:value-type="string" calcext:value-type="string">
            <text:p>Lined Duct</text:p>
          </table:table-cell>
          <table:table-cell table:style-name="ce255" table:number-columns-repeated="5"/>
          <table:table-cell table:style-name="ce294"/>
          <table:table-cell table:number-columns-repeated="1017"/>
        </table:table-row>
        <table:table-row table:style-name="ro1">
          <table:table-cell table:style-name="ce218" office:value-type="string" calcext:value-type="string">
            <text:p>Constants</text:p>
          </table:table-cell>
          <table:table-cell table:style-name="ce258" office:value-type="float" office:value="125" calcext:value-type="float">
            <text:p>125</text:p>
          </table:table-cell>
          <table:table-cell table:style-name="ce258" office:value-type="float" office:value="250" calcext:value-type="float">
            <text:p>250</text:p>
          </table:table-cell>
          <table:table-cell table:style-name="ce258" office:value-type="float" office:value="500" calcext:value-type="float">
            <text:p>500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58" office:value-type="float" office:value="2000" calcext:value-type="float">
            <text:p>2000</text:p>
          </table:table-cell>
          <table:table-cell table:style-name="ce308" office:value-type="float" office:value="4000" calcext:value-type="float">
            <text:p>4000</text:p>
          </table:table-cell>
          <table:table-cell table:style-name="ce222"/>
          <table:table-cell office:value-type="string" calcext:value-type="string">
            <text:p>dB/ft = 10^C1 * p/a^C2 * t^C3</text:p>
          </table:table-cell>
          <table:table-cell table:number-columns-repeated="1015"/>
        </table:table-row>
        <table:table-row table:style-name="ro1">
          <table:table-cell table:style-name="ce219" office:value-type="string" calcext:value-type="string">
            <text:p>C1</text:p>
          </table:table-cell>
          <table:table-cell table:style-name="ce259" office:value-type="float" office:value="-0.865" calcext:value-type="float">
            <text:p>-0.865</text:p>
          </table:table-cell>
          <table:table-cell table:style-name="ce259" office:value-type="float" office:value="-0.582" calcext:value-type="float">
            <text:p>-0.582</text:p>
          </table:table-cell>
          <table:table-cell table:style-name="ce259" office:value-type="float" office:value="-0.0121" calcext:value-type="float">
            <text:p>-0.0121</text:p>
          </table:table-cell>
          <table:table-cell table:style-name="ce259" office:value-type="float" office:value="0.298" calcext:value-type="float">
            <text:p>0.298</text:p>
          </table:table-cell>
          <table:table-cell table:style-name="ce259" office:value-type="float" office:value="0.089" calcext:value-type="float">
            <text:p>0.089</text:p>
          </table:table-cell>
          <table:table-cell table:style-name="ce309" office:value-type="float" office:value="0.0649" calcext:value-type="float">
            <text:p>0.0649</text:p>
          </table:table-cell>
          <table:table-cell table:style-name="ce286"/>
          <table:table-cell office:value-type="string" calcext:value-type="string">
            <text:p>where :</text:p>
          </table:table-cell>
          <table:table-cell table:number-columns-repeated="1015"/>
        </table:table-row>
        <table:table-row table:style-name="ro1">
          <table:table-cell table:style-name="ce220" office:value-type="string" calcext:value-type="string">
            <text:p>C2</text:p>
          </table:table-cell>
          <table:table-cell table:style-name="ce256" office:value-type="float" office:value="0.723" calcext:value-type="float">
            <text:p>0.723</text:p>
          </table:table-cell>
          <table:table-cell table:style-name="ce256" office:value-type="float" office:value="0.826" calcext:value-type="float">
            <text:p>0.826</text:p>
          </table:table-cell>
          <table:table-cell table:style-name="ce256" office:value-type="float" office:value="0.487" calcext:value-type="float">
            <text:p>0.487</text:p>
          </table:table-cell>
          <table:table-cell table:style-name="ce256" office:value-type="float" office:value="0.513" calcext:value-type="float">
            <text:p>0.513</text:p>
          </table:table-cell>
          <table:table-cell table:style-name="ce256" office:value-type="float" office:value="0.862" calcext:value-type="float">
            <text:p>0.862</text:p>
          </table:table-cell>
          <table:table-cell table:style-name="ce284" office:value-type="float" office:value="0.629" calcext:value-type="float">
            <text:p>0.629</text:p>
          </table:table-cell>
          <table:table-cell table:style-name="ce286"/>
          <table:table-cell office:value-type="string" calcext:value-type="string">
            <text:p><text:s text:c="5"/>p/a = 2*(Width+Height)/(Width*Height)*12, in inches</text:p>
          </table:table-cell>
          <table:table-cell table:number-columns-repeated="13"/>
          <table:table-cell table:style-name="ce152" office:value-type="string" calcext:value-type="string" table:number-columns-spanned="6" table:number-rows-spanned="1">
            <text:p>Application Reductions</text:p>
          </table:table-cell>
          <table:covered-table-cell table:number-columns-repeated="5" table:style-name="ce152"/>
          <table:table-cell table:number-columns-repeated="996"/>
        </table:table-row>
        <table:table-row table:style-name="ro1">
          <table:table-cell table:style-name="ce221" office:value-type="string" calcext:value-type="string">
            <text:p>C3</text:p>
          </table:table-cell>
          <table:table-cell table:style-name="ce260" office:value-type="float" office:value="0.375" calcext:value-type="float">
            <text:p>0.375</text:p>
          </table:table-cell>
          <table:table-cell table:style-name="ce260" office:value-type="float" office:value="0.975" calcext:value-type="float">
            <text:p>0.975</text:p>
          </table:table-cell>
          <table:table-cell table:style-name="ce260" office:value-type="float" office:value="0.868" calcext:value-type="float">
            <text:p>0.868</text:p>
          </table:table-cell>
          <table:table-cell table:style-name="ce260" office:value-type="float" office:value="0.317" calcext:value-type="float">
            <text:p>0.317</text:p>
          </table:table-cell>
          <table:table-cell table:style-name="ce26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style-name="ce286"/>
          <table:table-cell office:value-type="string" calcext:value-type="string">
            <text:p><text:s text:c="5"/>t <text:s text:c="4"/>= lining thickness, in.</text:p>
          </table:table-cell>
          <table:table-cell table:number-columns-repeated="13"/>
          <table:table-cell table:style-name="ce328" table:formula="of:=[.Q17]" office:value-type="float" office:value="0" calcext:value-type="float">
            <text:p>0</text:p>
          </table:table-cell>
          <table:table-cell table:style-name="ce331" table:formula="of:=[.R17]" office:value-type="float" office:value="0" calcext:value-type="float">
            <text:p>0</text:p>
          </table:table-cell>
          <table:table-cell table:style-name="ce331" table:formula="of:=[.S17]" office:value-type="float" office:value="0" calcext:value-type="float">
            <text:p>0</text:p>
          </table:table-cell>
          <table:table-cell table:style-name="ce331" table:formula="of:=[.T17]" office:value-type="float" office:value="0" calcext:value-type="float">
            <text:p>0</text:p>
          </table:table-cell>
          <table:table-cell table:style-name="ce331" table:formula="of:=[.U17]" office:value-type="float" office:value="0" calcext:value-type="float">
            <text:p>0</text:p>
          </table:table-cell>
          <table:table-cell table:style-name="ce333" table:formula="of:=[.V1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22"/>
          <table:table-cell table:style-name="ce210"/>
          <table:table-cell table:style-name="ce222" table:number-columns-repeated="5"/>
          <table:table-cell table:number-columns-repeated="16"/>
          <table:table-cell table:style-name="ce332" table:number-columns-repeated="5"/>
          <table:table-cell table:style-name="ce336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217" office:value-type="string" calcext:value-type="string">
            <text:p>Flex Duct</text:p>
          </table:table-cell>
          <table:table-cell table:style-name="ce255" table:number-columns-repeated="5"/>
          <table:table-cell table:style-name="ce294"/>
          <table:table-cell table:number-columns-repeated="1017"/>
        </table:table-row>
        <table:table-row table:style-name="ro1">
          <table:table-cell table:style-name="ce218" office:value-type="string" calcext:value-type="string">
            <text:p>Constants</text:p>
          </table:table-cell>
          <table:table-cell table:style-name="ce258" office:value-type="float" office:value="125" calcext:value-type="float">
            <text:p>125</text:p>
          </table:table-cell>
          <table:table-cell table:style-name="ce258" office:value-type="float" office:value="250" calcext:value-type="float">
            <text:p>250</text:p>
          </table:table-cell>
          <table:table-cell table:style-name="ce258" office:value-type="float" office:value="500" calcext:value-type="float">
            <text:p>500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58" office:value-type="float" office:value="2000" calcext:value-type="float">
            <text:p>2000</text:p>
          </table:table-cell>
          <table:table-cell table:style-name="ce308" office:value-type="float" office:value="4000" calcext:value-type="float">
            <text:p>4000</text:p>
          </table:table-cell>
          <table:table-cell/>
          <table:table-cell table:style-name="ce320" office:value-type="string" calcext:value-type="string">
            <text:p>IL, by Band <text:s/>= <text:s/>(C1+C2*Dia+C3*Dia^2) + ((C4+C5*Dia+C6*Dia^2)*Length) </text:p>
          </table:table-cell>
          <table:table-cell table:style-name="ce320" table:number-columns-repeated="2"/>
          <table:table-cell table:style-name="ce326" table:number-columns-repeated="3"/>
          <table:table-cell/>
          <table:table-cell table:style-name="ce326"/>
          <table:table-cell table:style-name="ce320" table:number-columns-repeated="2"/>
          <table:table-cell table:number-columns-repeated="1006"/>
        </table:table-row>
        <table:table-row table:style-name="ro1">
          <table:table-cell table:style-name="ce223" office:value-type="string" calcext:value-type="string">
            <text:p>C1</text:p>
          </table:table-cell>
          <table:table-cell table:style-name="ce261" office:value-type="float" office:value="3.601052" calcext:value-type="float">
            <text:p>3.601052</text:p>
          </table:table-cell>
          <table:table-cell table:style-name="ce261" office:value-type="float" office:value="-2.023119" calcext:value-type="float">
            <text:p>-2.023119</text:p>
          </table:table-cell>
          <table:table-cell table:style-name="ce261" office:value-type="float" office:value="1.533116" calcext:value-type="float">
            <text:p>1.533116</text:p>
          </table:table-cell>
          <table:table-cell table:style-name="ce261" office:value-type="float" office:value="24.45197" calcext:value-type="float">
            <text:p>24.45197</text:p>
          </table:table-cell>
          <table:table-cell table:style-name="ce261" office:value-type="float" office:value="26.15493" calcext:value-type="float">
            <text:p>26.15493</text:p>
          </table:table-cell>
          <table:table-cell table:style-name="ce296" office:value-type="float" office:value="25.06003" calcext:value-type="float">
            <text:p>25.06003</text:p>
          </table:table-cell>
          <table:table-cell/>
          <table:table-cell table:style-name="ce321" office:value-type="string" calcext:value-type="string">
            <text:p>Diameter in inches, Length in feet</text:p>
          </table:table-cell>
          <table:table-cell table:number-columns-repeated="1015"/>
        </table:table-row>
        <table:table-row table:style-name="ro1">
          <table:table-cell table:style-name="ce224" office:value-type="string" calcext:value-type="string">
            <text:p>C2</text:p>
          </table:table-cell>
          <table:table-cell table:style-name="ce262" office:value-type="float" office:value="-0.1250605" calcext:value-type="float">
            <text:p>-0.1250605</text:p>
          </table:table-cell>
          <table:table-cell table:style-name="ce262" office:value-type="float" office:value="1.276239" calcext:value-type="float">
            <text:p>1.276239</text:p>
          </table:table-cell>
          <table:table-cell table:style-name="ce262" office:value-type="float" office:value="1.407587" calcext:value-type="float">
            <text:p>1.407587</text:p>
          </table:table-cell>
          <table:table-cell table:style-name="ce262" office:value-type="float" office:value="-2.844882" calcext:value-type="float">
            <text:p>-2.844882</text:p>
          </table:table-cell>
          <table:table-cell table:style-name="ce262" office:value-type="float" office:value="-2.885191" calcext:value-type="float">
            <text:p>-2.885191</text:p>
          </table:table-cell>
          <table:table-cell table:style-name="ce297" office:value-type="float" office:value="-4.0431" calcext:value-type="float">
            <text:p>-4.0431</text:p>
          </table:table-cell>
          <table:table-cell table:number-columns-repeated="1017"/>
        </table:table-row>
        <table:table-row table:style-name="ro1">
          <table:table-cell table:style-name="ce224" office:value-type="string" calcext:value-type="string">
            <text:p>C3</text:p>
          </table:table-cell>
          <table:table-cell table:style-name="ce262" office:value-type="float" office:value="-0.006339209" calcext:value-type="float">
            <text:p>-0.006339209</text:p>
          </table:table-cell>
          <table:table-cell table:style-name="ce262" office:value-type="float" office:value="-0.08211643" calcext:value-type="float">
            <text:p>-0.08211643</text:p>
          </table:table-cell>
          <table:table-cell table:style-name="ce262" office:value-type="float" office:value="-0.08316611" calcext:value-type="float">
            <text:p>-0.08316611</text:p>
          </table:table-cell>
          <table:table-cell table:style-name="ce262" office:value-type="float" office:value="0.08517541" calcext:value-type="float">
            <text:p>0.08517541</text:p>
          </table:table-cell>
          <table:table-cell table:style-name="ce262" office:value-type="float" office:value="0.08842091" calcext:value-type="float">
            <text:p>0.08842091</text:p>
          </table:table-cell>
          <table:table-cell table:style-name="ce297" office:value-type="float" office:value="0.1626905" calcext:value-type="float">
            <text:p>0.1626905</text:p>
          </table:table-cell>
          <table:table-cell table:number-columns-repeated="1017"/>
        </table:table-row>
        <table:table-row table:style-name="ro1">
          <table:table-cell table:style-name="ce224" office:value-type="string" calcext:value-type="string">
            <text:p>C4</text:p>
          </table:table-cell>
          <table:table-cell table:style-name="ce262" office:value-type="float" office:value="0.4852413" calcext:value-type="float">
            <text:p>0.4852413</text:p>
          </table:table-cell>
          <table:table-cell table:style-name="ce262" office:value-type="float" office:value="-0.6914328" calcext:value-type="float">
            <text:p>-0.6914328</text:p>
          </table:table-cell>
          <table:table-cell table:style-name="ce262" office:value-type="float" office:value="1.948206" calcext:value-type="float">
            <text:p>1.948206</text:p>
          </table:table-cell>
          <table:table-cell table:style-name="ce262" office:value-type="float" office:value="0.8380425" calcext:value-type="float">
            <text:p>0.8380425</text:p>
          </table:table-cell>
          <table:table-cell table:style-name="ce262" office:value-type="float" office:value="1.702466" calcext:value-type="float">
            <text:p>1.702466</text:p>
          </table:table-cell>
          <table:table-cell table:style-name="ce297" office:value-type="float" office:value="0.2239686" calcext:value-type="float">
            <text:p>0.2239686</text:p>
          </table:table-cell>
          <table:table-cell table:number-columns-repeated="1017"/>
        </table:table-row>
        <table:table-row table:style-name="ro1">
          <table:table-cell table:style-name="ce224" office:value-type="string" calcext:value-type="string">
            <text:p>C5</text:p>
          </table:table-cell>
          <table:table-cell table:style-name="ce262" office:value-type="float" office:value="0.07578726" calcext:value-type="float">
            <text:p>0.07578726</text:p>
          </table:table-cell>
          <table:table-cell table:style-name="ce262" office:value-type="float" office:value="0.4378392" calcext:value-type="float">
            <text:p>0.4378392</text:p>
          </table:table-cell>
          <table:table-cell table:style-name="ce262" office:value-type="float" office:value="0.06271727" calcext:value-type="float">
            <text:p>0.06271727</text:p>
          </table:table-cell>
          <table:table-cell table:style-name="ce262" office:value-type="float" office:value="0.3254958" calcext:value-type="float">
            <text:p>0.3254958</text:p>
          </table:table-cell>
          <table:table-cell table:style-name="ce262" office:value-type="float" office:value="0.1615714" calcext:value-type="float">
            <text:p>0.1615714</text:p>
          </table:table-cell>
          <table:table-cell table:style-name="ce297" office:value-type="float" office:value="0.344374" calcext:value-type="float">
            <text:p>0.344374</text:p>
          </table:table-cell>
          <table:table-cell table:number-columns-repeated="1017"/>
        </table:table-row>
        <table:table-row table:style-name="ro1">
          <table:table-cell table:style-name="ce225" office:value-type="string" calcext:value-type="string">
            <text:p>C6</text:p>
          </table:table-cell>
          <table:table-cell table:style-name="ce263" office:value-type="float" office:value="-0.005221358" calcext:value-type="float">
            <text:p>-0.005221358</text:p>
          </table:table-cell>
          <table:table-cell table:style-name="ce263" office:value-type="float" office:value="-0.02081597" calcext:value-type="float">
            <text:p>-0.02081597</text:p>
          </table:table-cell>
          <table:table-cell table:style-name="ce263" office:value-type="float" office:value="-0.005056188" calcext:value-type="float">
            <text:p>-0.005056188</text:p>
          </table:table-cell>
          <table:table-cell table:style-name="ce263" office:value-type="float" office:value="-0.01468515" calcext:value-type="float">
            <text:p>-0.01468515</text:p>
          </table:table-cell>
          <table:table-cell table:style-name="ce263" office:value-type="float" office:value="-0.009956212" calcext:value-type="float">
            <text:p>-0.009956212</text:p>
          </table:table-cell>
          <table:table-cell table:style-name="ce298" office:value-type="float" office:value="-0.020039" calcext:value-type="float">
            <text:p>-0.02003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1" office:value-type="string" calcext:value-type="string">
            <text:p>ARI 885-98 / Radiated, combined ceiling plenum/space effect</text:p>
          </table:table-cell>
          <table:table-cell table:number-columns-repeated="1023"/>
        </table:table-row>
        <table:table-row table:style-name="ro1">
          <table:table-cell table:style-name="ce235" office:value-type="string" calcext:value-type="string">
            <text:p>Ceiling/Plenum Effect Attenuation Values, Radiated sound</text:p>
          </table:table-cell>
          <table:table-cell table:style-name="ce276"/>
          <table:table-cell table:style-name="ce264" table:number-columns-repeated="4"/>
          <table:table-cell table:style-name="ce310"/>
          <table:table-cell table:style-name="ce251"/>
          <table:table-cell office:value-type="string" calcext:value-type="string">
            <text:p>Table from ARI standard</text:p>
          </table:table-cell>
          <table:table-cell table:number-columns-repeated="1015"/>
        </table:table-row>
        <table:table-row table:style-name="ro1">
          <table:table-cell table:style-name="ce236" office:value-type="string" calcext:value-type="string">
            <text:p>Tile 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37" office:value-type="string" calcext:value-type="string">
            <text:p>1, Mineral Fiber</text:p>
          </table:table-cell>
          <table:table-cell table:style-name="ce278" office:value-type="float" office:value="16" calcext:value-type="float">
            <text:p>16</text:p>
          </table:table-cell>
          <table:table-cell table:style-name="ce278" office:value-type="float" office:value="18" calcext:value-type="float">
            <text:p>18</text:p>
          </table:table-cell>
          <table:table-cell table:style-name="ce278" office:value-type="float" office:value="20" calcext:value-type="float">
            <text:p>20</text:p>
          </table:table-cell>
          <table:table-cell table:style-name="ce278" office:value-type="float" office:value="26" calcext:value-type="float">
            <text:p>26</text:p>
          </table:table-cell>
          <table:table-cell table:style-name="ce278" office:value-type="float" office:value="31" calcext:value-type="float">
            <text:p>31</text:p>
          </table:table-cell>
          <table:table-cell table:style-name="ce317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2, Mineral Fiber</text:p>
          </table:table-cell>
          <table:table-cell table:style-name="ce262" office:value-type="float" office:value="15" calcext:value-type="float">
            <text:p>15</text:p>
          </table:table-cell>
          <table:table-cell table:style-name="ce262" office:value-type="float" office:value="17" calcext:value-type="float">
            <text:p>17</text:p>
          </table:table-cell>
          <table:table-cell table:style-name="ce262" office:value-type="float" office:value="19" calcext:value-type="float">
            <text:p>19</text:p>
          </table:table-cell>
          <table:table-cell table:style-name="ce262" office:value-type="float" office:value="25" calcext:value-type="float">
            <text:p>25</text:p>
          </table:table-cell>
          <table:table-cell table:style-name="ce262" office:value-type="float" office:value="30" calcext:value-type="float">
            <text:p>30</text:p>
          </table:table-cell>
          <table:table-cell table:style-name="ce297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237" office:value-type="string" calcext:value-type="string">
            <text:p>3, Glass Fiber</text:p>
          </table:table-cell>
          <table:table-cell table:style-name="ce278" office:value-type="float" office:value="16" calcext:value-type="float">
            <text:p>16</text:p>
          </table:table-cell>
          <table:table-cell table:style-name="ce278" office:value-type="float" office:value="15" calcext:value-type="float">
            <text:p>15</text:p>
          </table:table-cell>
          <table:table-cell table:number-columns-repeated="2" table:style-name="ce278" office:value-type="float" office:value="17" calcext:value-type="float">
            <text:p>17</text:p>
          </table:table-cell>
          <table:table-cell table:style-name="ce278" office:value-type="float" office:value="18" calcext:value-type="float">
            <text:p>18</text:p>
          </table:table-cell>
          <table:table-cell table:style-name="ce317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4, Glass Fiber</text:p>
          </table:table-cell>
          <table:table-cell table:style-name="ce262" office:value-type="float" office:value="17" calcext:value-type="float">
            <text:p>17</text:p>
          </table:table-cell>
          <table:table-cell table:style-name="ce262" office:value-type="float" office:value="18" calcext:value-type="float">
            <text:p>18</text:p>
          </table:table-cell>
          <table:table-cell table:style-name="ce262" office:value-type="float" office:value="21" calcext:value-type="float">
            <text:p>21</text:p>
          </table:table-cell>
          <table:table-cell table:style-name="ce262" office:value-type="float" office:value="25" calcext:value-type="float">
            <text:p>25</text:p>
          </table:table-cell>
          <table:table-cell table:style-name="ce262" office:value-type="float" office:value="29" calcext:value-type="float">
            <text:p>29</text:p>
          </table:table-cell>
          <table:table-cell table:style-name="ce297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5, Glass Fiber, TL Backed</text:p>
          </table:table-cell>
          <table:table-cell table:style-name="ce262" office:value-type="float" office:value="17" calcext:value-type="float">
            <text:p>17</text:p>
          </table:table-cell>
          <table:table-cell table:style-name="ce262" office:value-type="float" office:value="18" calcext:value-type="float">
            <text:p>18</text:p>
          </table:table-cell>
          <table:table-cell table:style-name="ce262" office:value-type="float" office:value="22" calcext:value-type="float">
            <text:p>22</text:p>
          </table:table-cell>
          <table:table-cell table:style-name="ce262" office:value-type="float" office:value="27" calcext:value-type="float">
            <text:p>27</text:p>
          </table:table-cell>
          <table:table-cell table:style-name="ce262" office:value-type="float" office:value="32" calcext:value-type="float">
            <text:p>32</text:p>
          </table:table-cell>
          <table:table-cell table:style-name="ce297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6, Gypsym Board Tiles</text:p>
          </table:table-cell>
          <table:table-cell table:style-name="ce262" office:value-type="float" office:value="16" calcext:value-type="float">
            <text:p>16</text:p>
          </table:table-cell>
          <table:table-cell table:number-columns-repeated="2" table:style-name="ce262" office:value-type="float" office:value="18" calcext:value-type="float">
            <text:p>18</text:p>
          </table:table-cell>
          <table:table-cell table:style-name="ce262" office:value-type="float" office:value="21" calcext:value-type="float">
            <text:p>21</text:p>
          </table:table-cell>
          <table:table-cell table:style-name="ce262" office:value-type="float" office:value="22" calcext:value-type="float">
            <text:p>22</text:p>
          </table:table-cell>
          <table:table-cell table:style-name="ce297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37" office:value-type="string" calcext:value-type="string">
            <text:p>7, Solid Gypsum Board</text:p>
          </table:table-cell>
          <table:table-cell table:style-name="ce278" office:value-type="float" office:value="21" calcext:value-type="float">
            <text:p>21</text:p>
          </table:table-cell>
          <table:table-cell table:number-columns-repeated="2" table:style-name="ce278" office:value-type="float" office:value="25" calcext:value-type="float">
            <text:p>25</text:p>
          </table:table-cell>
          <table:table-cell table:number-columns-repeated="2" table:style-name="ce278" office:value-type="float" office:value="27" calcext:value-type="float">
            <text:p>27</text:p>
          </table:table-cell>
          <table:table-cell table:style-name="ce317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8, Solid Gypsum Board</text:p>
          </table:table-cell>
          <table:table-cell table:style-name="ce262" office:value-type="float" office:value="23" calcext:value-type="float">
            <text:p>23</text:p>
          </table:table-cell>
          <table:table-cell table:number-columns-repeated="2" table:style-name="ce262" office:value-type="float" office:value="27" calcext:value-type="float">
            <text:p>27</text:p>
          </table:table-cell>
          <table:table-cell table:number-columns-repeated="2" table:style-name="ce262" office:value-type="float" office:value="29" calcext:value-type="float">
            <text:p>29</text:p>
          </table:table-cell>
          <table:table-cell table:style-name="ce297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9, Double Gypsum Board</text:p>
          </table:table-cell>
          <table:table-cell table:style-name="ce262" office:value-type="float" office:value="27" calcext:value-type="float">
            <text:p>27</text:p>
          </table:table-cell>
          <table:table-cell table:number-columns-repeated="2" table:style-name="ce262" office:value-type="float" office:value="31" calcext:value-type="float">
            <text:p>31</text:p>
          </table:table-cell>
          <table:table-cell table:number-columns-repeated="2" table:style-name="ce262" office:value-type="float" office:value="33" calcext:value-type="float">
            <text:p>33</text:p>
          </table:table-cell>
          <table:table-cell table:style-name="ce297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238" office:value-type="string" calcext:value-type="string">
            <text:p>10, Double Gypsum Board</text:p>
          </table:table-cell>
          <table:table-cell table:style-name="ce262" office:value-type="float" office:value="29" calcext:value-type="float">
            <text:p>29</text:p>
          </table:table-cell>
          <table:table-cell table:number-columns-repeated="2" table:style-name="ce262" office:value-type="float" office:value="33" calcext:value-type="float">
            <text:p>33</text:p>
          </table:table-cell>
          <table:table-cell table:number-columns-repeated="2" table:style-name="ce262" office:value-type="float" office:value="35" calcext:value-type="float">
            <text:p>35</text:p>
          </table:table-cell>
          <table:table-cell table:style-name="ce297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239" office:value-type="string" calcext:value-type="string">
            <text:p>11, Concealed Spline</text:p>
          </table:table-cell>
          <table:table-cell table:style-name="ce263" office:value-type="float" office:value="23" calcext:value-type="float">
            <text:p>23</text:p>
          </table:table-cell>
          <table:table-cell table:number-columns-repeated="2" table:style-name="ce263" office:value-type="float" office:value="24" calcext:value-type="float">
            <text:p>24</text:p>
          </table:table-cell>
          <table:table-cell table:style-name="ce263" office:value-type="float" office:value="29" calcext:value-type="float">
            <text:p>29</text:p>
          </table:table-cell>
          <table:table-cell table:style-name="ce263" office:value-type="float" office:value="33" calcext:value-type="float">
            <text:p>33</text:p>
          </table:table-cell>
          <table:table-cell table:style-name="ce298" office:value-type="float" office:value="34" calcext:value-type="float">
            <text:p>34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1" office:value-type="string" calcext:value-type="string">
            <text:p>ARI 885-90 / <text:s/>ceiling plenum effect</text:p>
          </table:table-cell>
          <table:table-cell table:number-columns-repeated="6"/>
          <table:table-cell table:style-name="ce320"/>
          <table:table-cell table:style-name="ce148" office:value-type="string" calcext:value-type="string" table:number-columns-spanned="2" table:number-rows-spanned="1">
            <text:p><text:s/></text:p>
          </table:table-cell>
          <table:covered-table-cell table:style-name="ce148"/>
          <table:table-cell table:number-columns-repeated="1014"/>
        </table:table-row>
        <table:table-row table:style-name="ro1">
          <table:table-cell table:style-name="ce235" office:value-type="string" calcext:value-type="string">
            <text:p>Ceiling/Plenum Effect Attenuation Values, Radiated sound</text:p>
          </table:table-cell>
          <table:table-cell table:style-name="ce276"/>
          <table:table-cell table:style-name="ce264" table:number-columns-repeated="4"/>
          <table:table-cell table:style-name="ce310"/>
          <table:table-cell table:style-name="ce320"/>
          <table:table-cell table:style-name="ce324" office:value-type="string" calcext:value-type="string">
            <text:p>Add to space effect for ARI 885-90 calculations</text:p>
          </table:table-cell>
          <table:table-cell table:style-name="ce326"/>
          <table:table-cell table:number-columns-repeated="1014"/>
        </table:table-row>
        <table:table-row table:style-name="ro1">
          <table:table-cell table:style-name="ce240" office:value-type="string" calcext:value-type="string">
            <text:p>Tile 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>
          <table:table-cell table:style-name="ce241" office:value-type="string" calcext:value-type="string">
            <text:p>1, Mineral Fiber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0" calcext:value-type="float">
            <text:p>10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float" office:value="14" calcext:value-type="float">
            <text:p>14</text:p>
          </table:table-cell>
          <table:table-cell table:style-name="ce279" office:value-type="float" office:value="15" calcext:value-type="float">
            <text:p>15</text:p>
          </table:table-cell>
          <table:table-cell table:style-name="ce318" office:value-type="float" office:value="15" calcext:value-type="float">
            <text:p>15</text:p>
          </table:table-cell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>
          <table:table-cell table:style-name="ce242" office:value-type="string" calcext:value-type="string">
            <text:p>2, Glass Fiber</text:p>
          </table:table-cell>
          <table:table-cell table:number-columns-repeated="3" table:style-name="ce279" office:value-type="float" office:value="8" calcext:value-type="float">
            <text:p>8</text:p>
          </table:table-cell>
          <table:table-cell table:number-columns-repeated="2" table:style-name="ce279" office:value-type="float" office:value="10" calcext:value-type="float">
            <text:p>10</text:p>
          </table:table-cell>
          <table:table-cell table:style-name="ce318" office:value-type="float" office:value="14" calcext:value-type="float">
            <text:p>14</text:p>
          </table:table-cell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>
          <table:table-cell table:style-name="ce243" office:value-type="string" calcext:value-type="string">
            <text:p>3, Solid Gypsum Board</text:p>
          </table:table-cell>
          <table:table-cell table:style-name="ce280" office:value-type="float" office:value="15" calcext:value-type="float">
            <text:p>15</text:p>
          </table:table-cell>
          <table:table-cell table:style-name="ce280" office:value-type="float" office:value="21" calcext:value-type="float">
            <text:p>21</text:p>
          </table:table-cell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27" calcext:value-type="float">
            <text:p>27</text:p>
          </table:table-cell>
          <table:table-cell table:style-name="ce280" office:value-type="float" office:value="26" calcext:value-type="float">
            <text:p>26</text:p>
          </table:table-cell>
          <table:table-cell table:style-name="ce319" office:value-type="float" office:value="27" calcext:value-type="float">
            <text:p>27</text:p>
          </table:table-cell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 table:number-rows-repeated="2">
          <table:table-cell table:style-name="ce244"/>
          <table:table-cell table:style-name="ce281" table:number-columns-repeated="6"/>
          <table:table-cell table:style-name="ce320"/>
          <table:table-cell table:style-name="ce325"/>
          <table:table-cell table:style-name="ce326"/>
          <table:table-cell table:number-columns-repeated="1014"/>
        </table:table-row>
        <table:table-row table:style-name="ro1">
          <table:table-cell table:style-name="ce244"/>
          <table:table-cell table:style-name="ce281" table:number-columns-repeated="6"/>
          <table:table-cell table:style-name="ce320"/>
          <table:table-cell/>
          <table:table-cell table:style-name="ce326"/>
          <table:table-cell table:number-columns-repeated="1014"/>
        </table:table-row>
        <table:table-row table:style-name="ro1">
          <table:table-cell table:style-name="ce245" office:value-type="string" calcext:value-type="string">
            <text:p>Space Effect, Point Source </text:p>
          </table:table-cell>
          <table:table-cell table:style-name="ce282"/>
          <table:table-cell table:style-name="ce210" table:number-columns-repeated="5"/>
          <table:table-cell/>
          <table:table-cell table:style-name="ce324" office:value-type="string" calcext:value-type="string">
            <text:p>Shultz equation</text:p>
          </table:table-cell>
          <table:table-cell/>
          <table:table-cell table:style-name="ce320"/>
          <table:table-cell table:number-columns-repeated="1013"/>
        </table:table-row>
        <table:table-row table:style-name="ro1">
          <table:table-cell table:style-name="ce246" office:value-type="string" calcext:value-type="string">
            <text:p>Log Distance, ft.</text:p>
          </table:table-cell>
          <table:table-cell table:style-name="ce283" office:value-type="float" office:value="10" calcext:value-type="float">
            <text:p>10</text:p>
          </table:table-cell>
          <table:table-cell table:style-name="ce210" table:number-columns-repeated="5"/>
          <table:table-cell/>
          <table:table-cell table:style-name="ce321" office:value-type="string" calcext:value-type="string">
            <text:p>Room SPL = Sound Power less (10 * Log(Distance) + 5 <text:s/>* Log(Volume)+ 3 <text:s/>* Log(Freq[I]) - 25)</text:p>
          </table:table-cell>
          <table:table-cell table:style-name="ce326"/>
          <table:table-cell table:style-name="ce320"/>
          <table:table-cell table:number-columns-repeated="1013"/>
        </table:table-row>
        <table:table-row table:style-name="ro1">
          <table:table-cell table:style-name="ce247" office:value-type="string" calcext:value-type="string">
            <text:p>Log Room Volume, CuFt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2"/>
          <table:table-cell table:style-name="ce210"/>
          <table:table-cell table:number-columns-repeated="3"/>
          <table:table-cell table:style-name="ce326" table:number-columns-repeated="2"/>
          <table:table-cell table:style-name="ce320"/>
          <table:table-cell table:number-columns-repeated="1013"/>
        </table:table-row>
        <table:table-row table:style-name="ro1">
          <table:table-cell table:style-name="ce247" office:value-type="string" calcext:value-type="string">
            <text:p>Log Frequency, Hz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2"/>
          <table:table-cell table:style-name="ce210"/>
          <table:table-cell table:number-columns-repeated="4"/>
          <table:table-cell table:style-name="ce326"/>
          <table:table-cell table:style-name="ce320"/>
          <table:table-cell/>
          <table:table-cell table:style-name="ce320"/>
          <table:table-cell table:number-columns-repeated="1011"/>
        </table:table-row>
        <table:table-row table:style-name="ro1">
          <table:table-cell table:style-name="ce248" office:value-type="string" calcext:value-type="string">
            <text:p>Constant</text:p>
          </table:table-cell>
          <table:table-cell table:style-name="ce285" office:value-type="float" office:value="25" calcext:value-type="float">
            <text:p>25</text:p>
          </table:table-cell>
          <table:table-cell table:number-columns-repeated="2"/>
          <table:table-cell table:style-name="ce210"/>
          <table:table-cell table:number-columns-repeated="4"/>
          <table:table-cell table:style-name="ce326" table:number-columns-repeated="2"/>
          <table:table-cell/>
          <table:table-cell table:style-name="ce320"/>
          <table:table-cell table:number-columns-repeated="1011"/>
        </table:table-row>
        <table:table-row table:style-name="ro1">
          <table:table-cell table:number-columns-repeated="4"/>
          <table:table-cell table:style-name="ce210"/>
          <table:table-cell table:number-columns-repeated="7"/>
          <table:table-cell table:style-name="ce320"/>
          <table:table-cell table:number-columns-repeated="1011"/>
        </table:table-row>
        <table:table-row table:style-name="ro1">
          <table:table-cell/>
          <table:table-cell table:style-name="ce210"/>
          <table:table-cell table:number-columns-repeated="2"/>
          <table:table-cell table:style-name="ce210"/>
          <table:table-cell table:number-columns-repeated="7"/>
          <table:table-cell table:style-name="ce320"/>
          <table:table-cell table:number-columns-repeated="1011"/>
        </table:table-row>
        <table:table-row table:style-name="ro1">
          <table:table-cell table:style-name="ce211" office:value-type="string" calcext:value-type="string">
            <text:p>Environmental Adjustment Factor</text:p>
          </table:table-cell>
          <table:table-cell table:style-name="ce210" table:number-columns-repeated="6"/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49" office:value-type="string" calcext:value-type="string">
            <text:p>Standard referenced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ARI 885-90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2" calcext:value-type="float">
            <text:p>2</text:p>
          </table:table-cell>
          <table:table-cell table:number-columns-repeated="3" table:style-name="ce256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48" office:value-type="string" calcext:value-type="string">
            <text:p>ARI 885-98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22"/>
          <table:table-cell table:style-name="ce286" table:number-columns-repeated="6"/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/>
          <table:table-cell table:style-name="ce210" table:number-columns-repeated="6"/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11" office:value-type="string" calcext:value-type="string">
            <text:p>Specific sound power level</text:p>
          </table:table-cell>
          <table:table-cell table:style-name="ce210" table:number-columns-repeated="6"/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1, Centrifugal – Aerofoil</text:p>
          </table:table-cell>
          <table:table-cell table:style-name="ce256" office:value-type="float" office:value="35" calcext:value-type="float">
            <text:p>35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26" calcext:value-type="float">
            <text:p>26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2, Centrifugal – Backward Curved</text:p>
          </table:table-cell>
          <table:table-cell table:style-name="ce256" office:value-type="float" office:value="35" calcext:value-type="float">
            <text:p>35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26" calcext:value-type="float">
            <text:p>26</text:p>
          </table:table-cell>
          <table:table-cell table:style-name="ce256" office:value-type="float" office:value="18" calcext:value-type="float">
            <text:p>18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3, Centrifugal – Radial</text:p>
          </table:table-cell>
          <table:table-cell table:style-name="ce256" office:value-type="float" office:value="45" calcext:value-type="float">
            <text:p>45</text:p>
          </table:table-cell>
          <table:table-cell table:number-columns-repeated="2" table:style-name="ce256" office:value-type="float" office:value="43" calcext:value-type="float">
            <text:p>43</text:p>
          </table:table-cell>
          <table:table-cell table:style-name="ce256" office:value-type="float" office:value="38" calcext:value-type="float">
            <text:p>38</text:p>
          </table:table-cell>
          <table:table-cell table:style-name="ce256" office:value-type="float" office:value="33" calcext:value-type="float">
            <text:p>33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4, Centrifugal – Forward Curved</text:p>
          </table:table-cell>
          <table:table-cell table:number-columns-repeated="2" table:style-name="ce256" office:value-type="float" office:value="38" calcext:value-type="float">
            <text:p>38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28" calcext:value-type="float">
            <text:p>28</text:p>
          </table:table-cell>
          <table:table-cell table:style-name="ce256" office:value-type="float" office:value="24" calcext:value-type="float">
            <text:p>24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5, Axial – Vaneaxial</text:p>
          </table:table-cell>
          <table:table-cell table:style-name="ce256" office:value-type="float" office:value="39" calcext:value-type="float">
            <text:p>39</text:p>
          </table:table-cell>
          <table:table-cell table:style-name="ce256" office:value-type="float" office:value="41" calcext:value-type="float">
            <text:p>41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37" calcext:value-type="float">
            <text:p>37</text:p>
          </table:table-cell>
          <table:table-cell table:style-name="ce284" office:value-type="float" office:value="35" calcext:value-type="float">
            <text:p>35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6, Axial – Tubeaxial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46" calcext:value-type="float">
            <text:p>46</text:p>
          </table:table-cell>
          <table:table-cell table:style-name="ce256" office:value-type="float" office:value="44" calcext:value-type="float">
            <text:p>44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40" calcext:value-type="float">
            <text:p>40</text:p>
          </table:table-cell>
          <table:table-cell table:style-name="ce284" office:value-type="float" office:value="37" calcext:value-type="float">
            <text:p>37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50" office:value-type="string" calcext:value-type="string">
            <text:p>7, Axial – Propeller</text:p>
          </table:table-cell>
          <table:table-cell table:style-name="ce256" office:value-type="float" office:value="48" calcext:value-type="float">
            <text:p>48</text:p>
          </table:table-cell>
          <table:table-cell table:style-name="ce256" office:value-type="float" office:value="49" calcext:value-type="float">
            <text:p>49</text:p>
          </table:table-cell>
          <table:table-cell table:style-name="ce256" office:value-type="float" office:value="47" calcext:value-type="float">
            <text:p>47</text:p>
          </table:table-cell>
          <table:table-cell table:number-columns-repeated="2" table:style-name="ce256" office:value-type="float" office:value="45" calcext:value-type="float">
            <text:p>45</text:p>
          </table:table-cell>
          <table:table-cell table:style-name="ce284" office:value-type="float" office:value="43" calcext:value-type="float">
            <text:p>43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>
          <table:table-cell table:style-name="ce248" office:value-type="string" calcext:value-type="string">
            <text:p>8, Axial – Tubular centrifugal</text:p>
          </table:table-cell>
          <table:table-cell table:number-columns-repeated="2" table:style-name="ce260" office:value-type="float" office:value="43" calcext:value-type="float">
            <text:p>43</text:p>
          </table:table-cell>
          <table:table-cell table:style-name="ce260" office:value-type="float" office:value="38" calcext:value-type="float">
            <text:p>38</text:p>
          </table:table-cell>
          <table:table-cell table:style-name="ce260" office:value-type="float" office:value="37" calcext:value-type="float">
            <text:p>37</text:p>
          </table:table-cell>
          <table:table-cell table:style-name="ce260" office:value-type="float" office:value="32" calcext:value-type="float">
            <text:p>32</text:p>
          </table:table-cell>
          <table:table-cell table:style-name="ce285" office:value-type="float" office:value="28" calcext:value-type="float">
            <text:p>28</text:p>
          </table:table-cell>
          <table:table-cell table:number-columns-repeated="5"/>
          <table:table-cell table:style-name="ce320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1" office:value-type="string" calcext:value-type="string">
            <text:p>Sound absorbtion coefficient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1, <text:s/>Concrete</text:p>
          </table:table-cell>
          <table:table-cell table:number-columns-repeated="2" table:style-name="ce256" office:value-type="float" office:value="0.01" calcext:value-type="float">
            <text:p>0.01</text:p>
          </table:table-cell>
          <table:table-cell table:number-columns-repeated="3" table:style-name="ce256" office:value-type="float" office:value="0.02" calcext:value-type="float">
            <text:p>0.02</text:p>
          </table:table-cell>
          <table:table-cell table:style-name="ce284" office:value-type="float" office:value="0.03" calcext:value-type="float">
            <text:p>0.0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2, Bare sheet metal</text:p>
          </table:table-cell>
          <table:table-cell table:number-columns-repeated="2" table:style-name="ce256" office:value-type="float" office:value="0.04" calcext:value-type="float">
            <text:p>0.04</text:p>
          </table:table-cell>
          <table:table-cell table:number-columns-repeated="3" table:style-name="ce256" office:value-type="float" office:value="0.05" calcext:value-type="float">
            <text:p>0.05</text:p>
          </table:table-cell>
          <table:table-cell table:style-name="ce284" office:value-type="float" office:value="0.07" calcext:value-type="float">
            <text:p>0.07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3, 25 mm, 48 kg/m3</text:p>
          </table:table-cell>
          <table:table-cell table:style-name="ce256" office:value-type="float" office:value="0.11" calcext:value-type="float">
            <text:p>0.11</text:p>
          </table:table-cell>
          <table:table-cell table:style-name="ce256" office:value-type="float" office:value="0.28" calcext:value-type="float">
            <text:p>0.28</text:p>
          </table:table-cell>
          <table:table-cell table:style-name="ce256" office:value-type="float" office:value="0.68" calcext:value-type="float">
            <text:p>0.68</text:p>
          </table:table-cell>
          <table:table-cell table:style-name="ce256" office:value-type="float" office:value="0.9" calcext:value-type="float">
            <text:p>0.9</text:p>
          </table:table-cell>
          <table:table-cell table:style-name="ce256" office:value-type="float" office:value="0.93" calcext:value-type="float">
            <text:p>0.93</text:p>
          </table:table-cell>
          <table:table-cell table:style-name="ce284" office:value-type="float" office:value="0.96" calcext:value-type="float">
            <text:p>0.9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4, 50 mm, 48 kg/m3</text:p>
          </table:table-cell>
          <table:table-cell table:style-name="ce256" office:value-type="float" office:value="0.17" calcext:value-type="float">
            <text:p>0.17</text:p>
          </table:table-cell>
          <table:table-cell table:style-name="ce256" office:value-type="float" office:value="0.86" calcext:value-type="float">
            <text:p>0.86</text:p>
          </table:table-cell>
          <table:table-cell table:number-columns-repeated="3" table:style-name="ce256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48" office:value-type="string" calcext:value-type="string">
            <text:p>5, 100 mm, 48 kg/m3</text:p>
          </table:table-cell>
          <table:table-cell table:style-name="ce260" office:value-type="float" office:value="0.84" calcext:value-type="float">
            <text:p>0.84</text:p>
          </table:table-cell>
          <table:table-cell table:number-columns-repeated="4" table:style-name="ce260" office:value-type="float" office:value="1" calcext:value-type="float">
            <text:p>1</text:p>
          </table:table-cell>
          <table:table-cell table:style-name="ce285" office:value-type="float" office:value="0.97" calcext:value-type="float">
            <text:p>0.97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286"/>
          <table:table-cell table:number-columns-repeated="5"/>
          <table:table-cell table:style-name="ce210"/>
          <table:table-cell table:style-name="Default"/>
          <table:table-cell table:number-columns-repeated="1016"/>
        </table:table-row>
        <table:table-row table:style-name="ro1">
          <table:table-cell table:style-name="ce211" office:value-type="string" calcext:value-type="string">
            <text:p>Area Coefficient, Wall effect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1, Af, V&lt;1.5 cum.m</text:p>
          </table:table-cell>
          <table:table-cell table:style-name="ce256" office:value-type="float" office:value="2.4" calcext:value-type="float">
            <text:p>2.4</text:p>
          </table:table-cell>
          <table:table-cell table:style-name="ce256" office:value-type="float" office:value="2.2" calcext:value-type="float">
            <text:p>2.2</text:p>
          </table:table-cell>
          <table:table-cell table:style-name="ce256" office:value-type="float" office:value="1.1" calcext:value-type="float">
            <text:p>1.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2, Af, V&gt;1.5 cum.m</text:p>
          </table:table-cell>
          <table:table-cell table:number-columns-repeated="2" table:style-name="ce256" office:value-type="float" office:value="0.4" calcext:value-type="float">
            <text:p>0.4</text:p>
          </table:table-cell>
          <table:table-cell table:style-name="ce256" office:value-type="float" office:value="0.2" calcext:value-type="float">
            <text:p>0.2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1, <text:s/>Concrete</text:p>
          </table:table-cell>
          <table:table-cell table:number-columns-repeated="5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2, Bare sheet metal</text:p>
          </table:table-cell>
          <table:table-cell table:number-columns-repeated="5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3, We, 25 mm, 40 kg/m3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9" calcext:value-type="float">
            <text:p>9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pan text:style-name="T2">4, We, </text:span>50 mm, 40 kg/m3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13" calcext:value-type="float">
            <text:p>13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48" office:value-type="string" calcext:value-type="string">
            <text:p><text:span text:style-name="T2">5, We, </text:span>100 mm, 40 kg/m3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13" calcext:value-type="float">
            <text:p>13</text:p>
          </table:table-cell>
          <table:table-cell table:style-name="ce260" office:value-type="float" office:value="12" calcext:value-type="float">
            <text:p>12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1" office:value-type="string" calcext:value-type="string">
            <text:p>Offset angle/ elbow effects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599" office:value-type="string" calcext:value-type="string">
            <text:p>f&lt; fc</text:p>
          </table:table-cell>
          <table:table-cell table:style-name="ce256" table:number-columns-repeated="5"/>
          <table:table-cell table:style-name="ce284"/>
          <table:table-cell table:number-columns-repeated="1017"/>
        </table:table-row>
        <table:table-row table:style-name="ro1">
          <table:table-cell table:style-name="ce250" office:value-type="string" calcext:value-type="string">
            <text:p>1, 0</text:p>
          </table:table-cell>
          <table:table-cell table:number-columns-repeated="5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2, 15</text:p>
          </table:table-cell>
          <table:table-cell table:number-columns-repeated="3" table:style-name="ce256" office:value-type="float" office:value="1" calcext:value-type="float">
            <text:p>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3, 22.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4, 30</text:p>
          </table:table-cell>
          <table:table-cell table:style-name="ce256" office:value-type="float" office:value="-2" calcext:value-type="float">
            <text:p>-2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6" calcext:value-type="float">
            <text:p>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5, 37.5</text:p>
          </table:table-cell>
          <table:table-cell table:style-name="ce256" office:value-type="float" office:value="-4" calcext:value-type="float">
            <text:p>-4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10" calcext:value-type="float">
            <text:p>1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6, 45</text:p>
          </table:table-cell>
          <table:table-cell table:style-name="ce256" office:value-type="float" office:value="-6" calcext:value-type="float">
            <text:p>-6</text:p>
          </table:table-cell>
          <table:table-cell table:style-name="ce256" office:value-type="float" office:value="7" calcext:value-type="float">
            <text:p>7</text:p>
          </table:table-cell>
          <table:table-cell table:style-name="ce256" office:value-type="float" office:value="15" calcext:value-type="float">
            <text:p>15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7, 9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number-columns-repeated="3" table:style-name="ce256" office:value-type="float" office:value="2" calcext:value-type="float">
            <text:p>2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99" office:value-type="string" calcext:value-type="string">
            <text:p>f&lt; fc</text:p>
          </table:table-cell>
          <table:table-cell table:style-name="ce256" table:number-columns-repeated="5"/>
          <table:table-cell table:style-name="ce284"/>
          <table:table-cell table:number-columns-repeated="1017"/>
        </table:table-row>
        <table:table-row table:style-name="ro1">
          <table:table-cell table:style-name="ce250" office:value-type="string" calcext:value-type="string">
            <text:p>1, 0</text:p>
          </table:table-cell>
          <table:table-cell table:number-columns-repeated="5" table:style-name="ce256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2, 1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0" calcext:value-type="float">
            <text:p>0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3, 22.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2" table:style-name="ce256" office:value-type="float" office:value="2" calcext:value-type="float">
            <text:p>2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4, 3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8" calcext:value-type="float">
            <text:p>8</text:p>
          </table:table-cell>
          <table:table-cell table:style-name="ce256" office:value-type="float" office:value="2" calcext:value-type="float">
            <text:p>2</text:p>
          </table:table-cell>
          <table:table-cell table:number-columns-repeated="2" table:style-name="ce256" office:value-type="float" office:value="4" calcext:value-type="float">
            <text:p>4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5, 37.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6" calcext:value-type="float">
            <text:p>6</text:p>
          </table:table-cell>
          <table:table-cell table:style-name="ce256" office:value-type="float" office:value="7" calcext:value-type="float">
            <text:p>7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6, 4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10" calcext:value-type="float">
            <text:p>10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48" office:value-type="string" calcext:value-type="string">
            <text:p>7, 90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-3" calcext:value-type="float">
            <text:p>-3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1" office:value-type="string" calcext:value-type="string">
            <text:p>Rectanglular duct breakout</text:p>
          </table:table-cell>
          <table:table-cell table:style-name="ce210"/>
          <table:table-cell table:number-columns-repeated="1022"/>
        </table:table-row>
        <table:table-row table:style-name="ro1">
          <table:table-cell table:style-name="ce249" office:value-type="string" calcext:value-type="string">
            <text:p>Type</text:p>
          </table:table-cell>
          <table:table-cell table:style-name="ce277" office:value-type="float" office:value="125" calcext:value-type="float">
            <text:p>125</text:p>
          </table:table-cell>
          <table:table-cell table:style-name="ce300" office:value-type="float" office:value="250" calcext:value-type="float">
            <text:p>250</text:p>
          </table:table-cell>
          <table:table-cell table:style-name="ce300" office:value-type="float" office:value="500" calcext:value-type="float">
            <text:p>500</text:p>
          </table:table-cell>
          <table:table-cell table:style-name="ce300" office:value-type="float" office:value="1000" calcext:value-type="float">
            <text:p>100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1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/>[300 x 300]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27" calcext:value-type="float">
            <text:p>27</text:p>
          </table:table-cell>
          <table:table-cell table:style-name="ce256" office:value-type="float" office:value="30" calcext:value-type="float">
            <text:p>30</text:p>
          </table:table-cell>
          <table:table-cell table:style-name="ce256" office:value-type="float" office:value="33" calcext:value-type="float">
            <text:p>33</text:p>
          </table:table-cell>
          <table:table-cell table:style-name="ce256" office:value-type="float" office:value="36" calcext:value-type="float">
            <text:p>36</text:p>
          </table:table-cell>
          <table:table-cell table:style-name="ce284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 text:c="2"/>[300 x 600]</text:p>
          </table:table-cell>
          <table:table-cell table:style-name="ce256" office:value-type="float" office:value="22" calcext:value-type="float">
            <text:p>22</text:p>
          </table:table-cell>
          <table:table-cell table:style-name="ce256" office:value-type="float" office:value="25" calcext:value-type="float">
            <text:p>25</text:p>
          </table:table-cell>
          <table:table-cell table:style-name="ce256" office:value-type="float" office:value="28" calcext:value-type="float">
            <text:p>28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35" calcext:value-type="float">
            <text:p>35</text:p>
          </table:table-cell>
          <table:table-cell table:style-name="ce284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 text:c="2"/>[300 x 1200]</text:p>
          </table:table-cell>
          <table:table-cell table:style-name="ce256" office:value-type="float" office:value="22" calcext:value-type="float">
            <text:p>22</text:p>
          </table:table-cell>
          <table:table-cell table:style-name="ce256" office:value-type="float" office:value="25" calcext:value-type="float">
            <text:p>25</text:p>
          </table:table-cell>
          <table:table-cell table:style-name="ce256" office:value-type="float" office:value="28" calcext:value-type="float">
            <text:p>28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37" calcext:value-type="float">
            <text:p>37</text:p>
          </table:table-cell>
          <table:table-cell table:style-name="ce284" office:value-type="float" office:value="43" calcext:value-type="float">
            <text:p>4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<text:s text:c="2"/>[600 x 600]</text:p>
          </table:table-cell>
          <table:table-cell table:style-name="ce256" office:value-type="float" office:value="23" calcext:value-type="float">
            <text:p>23</text:p>
          </table:table-cell>
          <table:table-cell table:style-name="ce256" office:value-type="float" office:value="26" calcext:value-type="float">
            <text:p>26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32" calcext:value-type="float">
            <text:p>32</text:p>
          </table:table-cell>
          <table:table-cell table:style-name="ce256" office:value-type="float" office:value="37" calcext:value-type="float">
            <text:p>37</text:p>
          </table:table-cell>
          <table:table-cell table:style-name="ce284" office:value-type="float" office:value="43" calcext:value-type="float">
            <text:p>4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50" office:value-type="string" calcext:value-type="string">
            <text:p><text:s text:c="2"/>[600 x 1200]</text:p>
          </table:table-cell>
          <table:table-cell table:style-name="ce256" office:value-type="float" office:value="23" calcext:value-type="float">
            <text:p>23</text:p>
          </table:table-cell>
          <table:table-cell table:style-name="ce256" office:value-type="float" office:value="26" calcext:value-type="float">
            <text:p>26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31" calcext:value-type="float">
            <text:p>31</text:p>
          </table:table-cell>
          <table:table-cell table:style-name="ce256" office:value-type="float" office:value="39" calcext:value-type="float">
            <text:p>39</text:p>
          </table:table-cell>
          <table:table-cell table:style-name="ce284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250" office:value-type="string" calcext:value-type="string">
            <text:p><text:s text:c="2"/>[1200 x 1200]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27" calcext:value-type="float">
            <text:p>27</text:p>
          </table:table-cell>
          <table:table-cell table:style-name="ce256" office:value-type="float" office:value="30" calcext:value-type="float">
            <text:p>30</text:p>
          </table:table-cell>
          <table:table-cell table:style-name="ce256" office:value-type="float" office:value="35" calcext:value-type="float">
            <text:p>35</text:p>
          </table:table-cell>
          <table:table-cell table:style-name="ce256" office:value-type="float" office:value="41" calcext:value-type="float">
            <text:p>41</text:p>
          </table:table-cell>
          <table:table-cell table:style-name="ce284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248" office:value-type="string" calcext:value-type="string">
            <text:p><text:s text:c="2"/>[1200 x 2400]</text:p>
          </table:table-cell>
          <table:table-cell table:style-name="ce260" office:value-type="float" office:value="22" calcext:value-type="float">
            <text:p>22</text:p>
          </table:table-cell>
          <table:table-cell table:style-name="ce260" office:value-type="float" office:value="25" calcext:value-type="float">
            <text:p>25</text:p>
          </table:table-cell>
          <table:table-cell table:style-name="ce260" office:value-type="float" office:value="29" calcext:value-type="float">
            <text:p>29</text:p>
          </table:table-cell>
          <table:table-cell table:style-name="ce260" office:value-type="float" office:value="35" calcext:value-type="float">
            <text:p>35</text:p>
          </table:table-cell>
          <table:table-cell table:style-name="ce260" office:value-type="float" office:value="41" calcext:value-type="float">
            <text:p>41</text:p>
          </table:table-cell>
          <table:table-cell table:style-name="ce285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444" office:value-type="string" calcext:value-type="string">
            <text:p><text:s text:c="2"/>Minimum</text:p>
          </table:table-cell>
          <table:table-cell table:style-name="ce480" table:formula="of:=MIN([.B122:.B128])" office:value-type="float" office:value="22" calcext:value-type="float">
            <text:p>22</text:p>
          </table:table-cell>
          <table:table-cell table:style-name="ce480" table:formula="of:=MIN([.C122:.C128])" office:value-type="float" office:value="25" calcext:value-type="float">
            <text:p>25</text:p>
          </table:table-cell>
          <table:table-cell table:style-name="ce480" table:formula="of:=MIN([.D122:.D128])" office:value-type="float" office:value="28" calcext:value-type="float">
            <text:p>28</text:p>
          </table:table-cell>
          <table:table-cell table:style-name="ce480" table:formula="of:=MIN([.E122:.E128])" office:value-type="float" office:value="31" calcext:value-type="float">
            <text:p>31</text:p>
          </table:table-cell>
          <table:table-cell table:style-name="ce480" table:formula="of:=MIN([.F122:.F128])" office:value-type="float" office:value="35" calcext:value-type="float">
            <text:p>35</text:p>
          </table:table-cell>
          <table:table-cell table:style-name="ce480" table:formula="of:=MIN([.G122:.G128])" office:value-type="float" office:value="41" calcext:value-type="float">
            <text:p>41</text:p>
          </table:table-cell>
          <table:table-cell table:style-name="ce211" table:number-columns-repeated="57"/>
          <table:table-cell table:style-name="ce531" table:number-columns-repeated="96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C_Source" table:style-name="ta3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5" table:number-columns-repeated="64" table:default-cell-style-name="ce345"/>
        <table:table-row table:style-name="ro4">
          <table:table-cell table:style-name="ce338" office:value-type="string" calcext:value-type="string">
            <text:p>WRITTEN BY: TARSHA L. SIMON <text:s text:c="11"/></text:p>
          </table:table-cell>
          <table:table-cell table:number-columns-repeated="4"/>
          <table:table-cell table:style-name="ce338" office:value-type="string" calcext:value-type="string">
            <text:p>DATE: Jan 17, 1991</text:p>
          </table:table-cell>
          <table:table-cell table:number-columns-repeated="58"/>
        </table:table-row>
        <table:table-row table:style-name="ro5">
          <table:table-cell table:style-name="ce338" office:value-type="string" calcext:value-type="string">
            <text:p>MODIFIED BY: D Int-Hout, 2/95</text:p>
          </table:table-cell>
          <table:table-cell table:number-columns-repeated="4"/>
          <table:table-cell table:style-name="ce338"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PLOT</text:p>
          </table:table-cell>
          <table:table-cell table:style-name="ce338" office:value-type="string" calcext:value-type="string">
            <text:p><text:s/></text:p>
          </table:table-cell>
          <table:table-cell table:number-columns-repeated="3"/>
          <table:table-cell table:style-name="ce338" office:value-type="string" calcext:value-type="string">
            <text:p>RC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2" calcext:value-type="float">
            <text:p>-2</text:p>
          </table:table-cell>
          <table:table-cell table:number-columns-repeated="2"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32" calcext:value-type="float">
            <text:p>32</text:p>
          </table:table-cell>
          <table:table-cell table:style-name="ce338" office:value-type="float" office:value="0" calcext:value-type="float">
            <text:p>0</text:p>
          </table:table-cell>
          <table:table-cell/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1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47" calcext:value-type="float">
            <text:p>47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6" calcext:value-type="float">
            <text:p>36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29" calcext:value-type="float">
            <text:p>29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22" calcext:value-type="float">
            <text:p>22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17" calcext:value-type="float">
            <text:p>17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14" calcext:value-type="float">
            <text:p>14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12" calcext:value-type="float">
            <text:p>12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32" calcext:value-type="float">
            <text:p>32</text:p>
          </table:table-cell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2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51" calcext:value-type="float">
            <text:p>51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40" calcext:value-type="float">
            <text:p>40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33" calcext:value-type="float">
            <text:p>33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26" calcext:value-type="float">
            <text:p>26</text:p>
          </table:table-cell>
          <table:table-cell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22" calcext:value-type="float">
            <text:p>22</text:p>
          </table:table-cell>
          <table:table-cell/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19" calcext:value-type="float">
            <text:p>19</text:p>
          </table:table-cell>
          <table:table-cell/>
          <table:table-cell table:style-name="ce338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17" calcext:value-type="float">
            <text:p>17</text:p>
          </table:table-cell>
          <table:table-cell/>
          <table:table-cell table:style-name="ce338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32" calcext:value-type="float">
            <text:p>32</text:p>
          </table:table-cell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2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54" calcext:value-type="float">
            <text:p>54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44" calcext:value-type="float">
            <text:p>44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37" calcext:value-type="float">
            <text:p>37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31" calcext:value-type="float">
            <text:p>31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27" calcext:value-type="float">
            <text:p>27</text:p>
          </table:table-cell>
          <table:table-cell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24" calcext:value-type="float">
            <text:p>24</text:p>
          </table:table-cell>
          <table:table-cell/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22" calcext:value-type="float">
            <text:p>22</text:p>
          </table:table-cell>
          <table:table-cell/>
          <table:table-cell table:style-name="ce338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3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57" calcext:value-type="float">
            <text:p>57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48" calcext:value-type="float">
            <text:p>48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41" calcext:value-type="float">
            <text:p>41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35" calcext:value-type="float">
            <text:p>35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31" calcext:value-type="float">
            <text:p>31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29" calcext:value-type="float">
            <text:p>29</text:p>
          </table:table-cell>
          <table:table-cell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28" calcext:value-type="float">
            <text:p>28</text:p>
          </table:table-cell>
          <table:table-cell/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3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60" calcext:value-type="float">
            <text:p>60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52" calcext:value-type="float">
            <text:p>52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45" calcext:value-type="float">
            <text:p>45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40" calcext:value-type="float">
            <text:p>40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36" calcext:value-type="float">
            <text:p>36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34" calcext:value-type="float">
            <text:p>34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33" calcext:value-type="float">
            <text:p>33</text:p>
          </table:table-cell>
          <table:table-cell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4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64" calcext:value-type="float">
            <text:p>64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56" calcext:value-type="float">
            <text:p>56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50" calcext:value-type="float">
            <text:p>50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45" calcext:value-type="float">
            <text:p>45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41" calcext:value-type="float">
            <text:p>41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39" calcext:value-type="float">
            <text:p>39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38" calcext:value-type="float">
            <text:p>38</text:p>
          </table:table-cell>
          <table:table-cell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4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67" calcext:value-type="float">
            <text:p>67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60" calcext:value-type="float">
            <text:p>60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54" calcext:value-type="float">
            <text:p>54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49" calcext:value-type="float">
            <text:p>49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46" calcext:value-type="float">
            <text:p>46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44" calcext:value-type="float">
            <text:p>44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43" calcext:value-type="float">
            <text:p>43</text:p>
          </table:table-cell>
          <table:table-cell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5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71" calcext:value-type="float">
            <text:p>71</text:p>
          </table:table-cell>
          <table:table-cell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64" calcext:value-type="float">
            <text:p>64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58" calcext:value-type="float">
            <text:p>58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54" calcext:value-type="float">
            <text:p>54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51" calcext:value-type="float">
            <text:p>51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49" calcext:value-type="float">
            <text:p>49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48" calcext:value-type="float">
            <text:p>48</text:p>
          </table:table-cell>
          <table:table-cell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5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74" calcext:value-type="float">
            <text:p>74</text:p>
          </table:table-cell>
          <table:table-cell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67" calcext:value-type="float">
            <text:p>67</text:p>
          </table:table-cell>
          <table:table-cell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62" calcext:value-type="float">
            <text:p>62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58" calcext:value-type="float">
            <text:p>58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56" calcext:value-type="float">
            <text:p>56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54" calcext:value-type="float">
            <text:p>54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53" calcext:value-type="float">
            <text:p>53</text:p>
          </table:table-cell>
          <table:table-cell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60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77" calcext:value-type="float">
            <text:p>77</text:p>
          </table:table-cell>
          <table:table-cell/>
          <table:table-cell table:style-name="ce338"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71" calcext:value-type="float">
            <text:p>71</text:p>
          </table:table-cell>
          <table:table-cell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67" calcext:value-type="float">
            <text:p>67</text:p>
          </table:table-cell>
          <table:table-cell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63" calcext:value-type="float">
            <text:p>63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61" calcext:value-type="float">
            <text:p>61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59" calcext:value-type="float">
            <text:p>59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58" calcext:value-type="float">
            <text:p>58</text:p>
          </table:table-cell>
          <table:table-cell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45" calcext:value-type="float">
            <text:p>4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number-columns-repeated="2"/>
          <table:table-cell table:style-name="ce338" office:value-type="float" office:value="95" calcext:value-type="float">
            <text:p>9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number-columns-repeated="2"/>
          <table:table-cell table:style-name="ce338"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table:style-name="ce338" office:value-type="string" calcext:value-type="string">
            <text:p>NC65</text:p>
          </table:table-cell>
          <table:table-cell table:style-name="ce338" office:value-type="float" office:value="63" calcext:value-type="float">
            <text:p>63</text:p>
          </table:table-cell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80" calcext:value-type="float">
            <text:p>80</text:p>
          </table:table-cell>
          <table:table-cell/>
          <table:table-cell table:style-name="ce338" office:value-type="float" office:value="85" calcext:value-type="float">
            <text:p>8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25" calcext:value-type="float">
            <text:p>1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75" calcext:value-type="float">
            <text:p>75</text:p>
          </table:table-cell>
          <table:table-cell/>
          <table:table-cell table:style-name="ce338"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50" calcext:value-type="float">
            <text:p>250</text:p>
          </table:table-cell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71" calcext:value-type="float">
            <text:p>71</text:p>
          </table:table-cell>
          <table:table-cell/>
          <table:table-cell table:style-name="ce338"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500" calcext:value-type="float">
            <text:p>500</text:p>
          </table:table-cell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68" calcext:value-type="float">
            <text:p>68</text:p>
          </table:table-cell>
          <table:table-cell/>
          <table:table-cell table:style-name="ce338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1000" calcext:value-type="float">
            <text:p>1000</text:p>
          </table:table-cell>
          <table:table-cell table:style-name="ce338" office:value-type="float" office:value="5" calcext:value-type="float">
            <text:p>5</text:p>
          </table:table-cell>
          <table:table-cell table:style-name="ce338" office:value-type="float" office:value="66" calcext:value-type="float">
            <text:p>66</text:p>
          </table:table-cell>
          <table:table-cell/>
          <table:table-cell table:style-name="ce338"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2000" calcext:value-type="float">
            <text:p>2000</text:p>
          </table:table-cell>
          <table:table-cell table:style-name="ce338" office:value-type="float" office:value="6" calcext:value-type="float">
            <text:p>6</text:p>
          </table:table-cell>
          <table:table-cell table:style-name="ce338" office:value-type="float" office:value="64" calcext:value-type="float">
            <text:p>64</text:p>
          </table:table-cell>
          <table:table-cell/>
          <table:table-cell table:style-name="ce338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/>
          <table:table-cell table:style-name="ce338" office:value-type="float" office:value="4000" calcext:value-type="float">
            <text:p>4000</text:p>
          </table:table-cell>
          <table:table-cell table:style-name="ce338" office:value-type="float" office:value="7" calcext:value-type="float">
            <text:p>7</text:p>
          </table:table-cell>
          <table:table-cell table:style-name="ce338" office:value-type="float" office:value="63" calcext:value-type="float">
            <text:p>63</text:p>
          </table:table-cell>
          <table:table-cell/>
          <table:table-cell table:style-name="ce338"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2"/>
          <table:table-cell table:style-name="ce338"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38" office:value-type="float" office:value="-1" calcext:value-type="float">
            <text:p>-1</text:p>
          </table:table-cell>
          <table:table-cell table:style-name="ce338" office:value-type="float" office:value="78" calcext:value-type="float">
            <text:p>78</text:p>
          </table:table-cell>
          <table:table-cell/>
          <table:table-cell table:style-name="ce338"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58" calcext:value-type="float">
            <text:p>58</text:p>
          </table:table-cell>
          <table:table-cell/>
          <table:table-cell table:style-name="ce338" office:value-type="float" office:value="58" calcext:value-type="float">
            <text:p>58</text:p>
          </table:table-cell>
          <table:table-cell table:number-columns-repeated="58"/>
        </table:table-row>
        <table:table-row table:style-name="ro6">
          <table:table-cell table:style-name="ce338" office:value-type="string" calcext:value-type="string">
            <text:p>HEARING THRESHOLD</text:p>
          </table:table-cell>
          <table:table-cell/>
          <table:table-cell table:style-name="ce338" office:value-type="float" office:value="1" calcext:value-type="float">
            <text:p>1</text:p>
          </table:table-cell>
          <table:table-cell table:style-name="ce338" office:value-type="float" office:value="36" calcext:value-type="float">
            <text:p>36</text:p>
          </table:table-cell>
          <table:table-cell/>
          <table:table-cell table:style-name="ce338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22" calcext:value-type="float">
            <text:p>22</text:p>
          </table:table-cell>
          <table:table-cell/>
          <table:table-cell table:style-name="ce338"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3" calcext:value-type="float">
            <text:p>3</text:p>
          </table:table-cell>
          <table:table-cell table:style-name="ce338" office:value-type="float" office:value="13" calcext:value-type="float">
            <text:p>13</text:p>
          </table:table-cell>
          <table:table-cell/>
          <table:table-cell table:style-name="ce338"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4" calcext:value-type="float">
            <text:p>4</text:p>
          </table:table-cell>
          <table:table-cell table:style-name="ce338" office:value-type="float" office:value="8" calcext:value-type="float">
            <text:p>8</text:p>
          </table:table-cell>
          <table:table-cell/>
          <table:table-cell table:style-name="ce338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38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38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38"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38" office:value-type="float" office:value="8" calcext:value-type="float">
            <text:p>8</text:p>
          </table:table-cell>
          <table:table-cell table:number-columns-repeated="61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mic Neue" svg:font-family="'Comic Neue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99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6:49:08.172841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pply" style:display-name="PageStyle_Supp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ated_20_Calculator" style:display-name="PageStyle_Radiated Calc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om_20_Sound_20_Calculator" style:display-name="PageStyle_Room Sound 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s" style:display-name="PageStyle_Consta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C_5f_Source" style:display-name="PageStyle_NC_Sour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 Int-Hout</meta:initial-creator>
    <meta:creation-date>1999-08-01T19:37:13</meta:creation-date>
    <dc:date>2020-06-06T06:49:22.090789634</dc:date>
    <meta:print-date>1999-09-21T00:17:26</meta:print-date>
    <meta:editing-cycles>418</meta:editing-cycles>
    <meta:editing-duration>PT15H21M48S</meta:editing-duration>
    <meta:generator>LibreOffice/6.4.3.2$Linux_X86_64 LibreOffice_project/40$Build-2</meta:generator>
    <meta:document-statistic meta:table-count="5" meta:cell-count="15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omic Neue'" style:font-style-name="Regular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family="'Comic Neue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omic Neue'" style:font-style-name="Regular"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omic Neue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omic Neue'" style:font-style-name="Bold" fo:font-size="10pt" fo:font-weight="bold" style:font-size-asian="9pt" style:font-size-complex="9pt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svg:stroke-width="0.1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25cm" chart:symbol-height="0.25cm" chart:link-data-style-to-source="true"/>
      <style:graphic-properties svg:stroke-width="0.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Long_20_Dash" svg:stroke-width="0.05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999999" draw:fill-color="#9999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-dash="Double_20_Dash" svg:stroke-width="0.05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46cm" svg:height="12.251cm" xlink:href=".." xlink:type="simple" chart:class="chart:scatter" chart:style-name="ch1">
        <chart:legend chart:legend-position="end" svg:x="13.036cm" svg:y="4.332cm" style:legend-expansion="high" chart:style-name="ch2"/>
        <chart:plot-area chart:style-name="ch3" table:cell-range-address="'Calculation sheet'.H3:'Calculation sheet'.M3 'Calculation sheet'.B7:'Calculation sheet'.B7 'Calculation sheet'.H7:'Calculation sheet'.M7 'Calculation sheet'.B45:'Calculation sheet'.B45 'Calculation sheet'.H45:'Calculation sheet'.M45 NC_Source.A107:NC_Source.A107 NC_Source.D108:NC_Source.D113 NC_Source.A85:NC_Source.A85 NC_Source.D86:NC_Source.D91 NC_Source.A63:NC_Source.A63 NC_Source.D64:NC_Source.D69 NC_Source.A41:NC_Source.A41 NC_Source.D42:NC_Source.D47 NC_Source.A19:NC_Source.A19 NC_Source.D20:NC_Source.D25" chart:data-source-has-labels="row" svg:x="1.434cm" svg:y="0.245cm" svg:width="11.228cm" svg:height="10.731cm">
          <chartooo:coordinate-region svg:x="2.082cm" svg:y="0.444cm" svg:width="10.499cm" svg:height="9.885cm"/>
          <chart:axis chart:dimension="x" chart:name="primary-x" chart:style-name="ch4">
            <chart:title svg:x="6.044cm" svg:y="11.222cm" chart:style-name="ch5">
              <text:p>Octave Band</text:p>
            </chart:title>
            <chart:grid chart:style-name="ch6" chart:class="major"/>
          </chart:axis>
          <chart:axis chart:dimension="y" chart:name="primary-y" chart:style-name="ch7">
            <chart:title svg:x="0.451cm" svg:y="7.368cm" chart:style-name="ch8">
              <text:p>Sound Power Level, dB</text:p>
            </chart:title>
            <chart:grid chart:style-name="ch6" chart:class="major"/>
          </chart:axis>
          <chart:series chart:style-name="ch9" chart:values-cell-range-address="'Calculation sheet'.H7:'Calculation sheet'.M7" chart:label-cell-address="'Calculation sheet'.B7:'Calculation sheet'.B7" chart:class="chart:scatter">
            <chart:domain table:cell-range-address="'Calculation sheet'.H3:'Calculation sheet'.M3"/>
            <chart:data-point chart:repeated="6"/>
          </chart:series>
          <chart:series chart:style-name="ch10" chart:values-cell-range-address="'Calculation sheet'.H45:'Calculation sheet'.M45" chart:label-cell-address="'Calculation sheet'.B45:'Calculation sheet'.B45" chart:class="chart:scatter">
            <chart:data-point chart:repeated="6"/>
          </chart:series>
          <chart:series chart:style-name="ch11" chart:values-cell-range-address="NC_Source.D108:NC_Source.D113" chart:label-cell-address="NC_Source.A107:NC_Source.A107" chart:class="chart:scatter">
            <chart:domain table:cell-range-address="NC_Source.C108:NC_Source.C113"/>
            <chart:data-point chart:repeated="6"/>
          </chart:series>
          <chart:series chart:style-name="ch12" chart:values-cell-range-address="NC_Source.D86:NC_Source.D91" chart:label-cell-address="NC_Source.A85:NC_Source.A85" chart:class="chart:scatter">
            <chart:domain table:cell-range-address="NC_Source.C86:NC_Source.C91"/>
            <chart:data-point chart:repeated="6"/>
          </chart:series>
          <chart:series chart:style-name="ch12" chart:values-cell-range-address="NC_Source.D64:NC_Source.D69" chart:label-cell-address="NC_Source.A63:NC_Source.A63" chart:class="chart:scatter">
            <chart:domain table:cell-range-address="NC_Source.C64:NC_Source.C69"/>
            <chart:data-point chart:repeated="6"/>
          </chart:series>
          <chart:series chart:style-name="ch12" chart:values-cell-range-address="NC_Source.D42:NC_Source.D47" chart:label-cell-address="NC_Source.A41:NC_Source.A41" chart:class="chart:scatter">
            <chart:domain table:cell-range-address="NC_Source.C42:NC_Source.C47"/>
            <chart:data-point chart:repeated="6"/>
          </chart:series>
          <chart:series chart:style-name="ch13" chart:values-cell-range-address="NC_Source.D20:NC_Source.D25" chart:label-cell-address="NC_Source.A19:NC_Source.A19" chart:class="chart:scatter">
            <chart:domain table:cell-range-address="NC_Source.C20:NC_Source.C25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Terminal discharge from Fan</text:p>
                <draw:g>
                  <svg:desc>'Calculation sheet'.B7:'Calculation sheet'.B7</svg:desc>
                </draw:g>
              </table:table-cell>
              <table:table-cell office:value-type="string">
                <text:p>NET Lw (dB)</text:p>
                <draw:g>
                  <svg:desc>'Calculation sheet'.B45:'Calculation sheet'.B4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60</text:p>
                <draw:g>
                  <svg:desc>NC_Source.A107:NC_Source.A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50</text:p>
                <draw:g>
                  <svg:desc>NC_Source.A85:NC_Source.A8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40</text:p>
                <draw:g>
                  <svg:desc>NC_Source.A63:NC_Source.A6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30</text:p>
                <draw:g>
                  <svg:desc>NC_Source.A41:NC_Source.A4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C20</text:p>
                <draw:g>
                  <svg:desc>NC_Source.A19:NC_Source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Calculation sheet'.H3:'Calculation sheet'.M3</svg:desc>
                </draw:g>
              </table:table-cell>
              <table:table-cell office:value-type="float" office:value="83">
                <text:p>83</text:p>
                <draw:g>
                  <svg:desc>'Calculation sheet'.H7:'Calculation sheet'.M7</svg:desc>
                </draw:g>
              </table:table-cell>
              <table:table-cell office:value-type="float" office:value="49.1034907339743">
                <text:p>49.1034907339743</text:p>
                <draw:g>
                  <svg:desc>'Calculation sheet'.H45:'Calculation sheet'.M45</svg:desc>
                </draw:g>
              </table:table-cell>
              <table:table-cell office:value-type="float" office:value="2">
                <text:p>2</text:p>
                <draw:g>
                  <svg:desc>NC_Source.C108:NC_Source.C113</svg:desc>
                </draw:g>
              </table:table-cell>
              <table:table-cell office:value-type="float" office:value="71">
                <text:p>71</text:p>
                <draw:g>
                  <svg:desc>NC_Source.D108:NC_Source.D113</svg:desc>
                </draw:g>
              </table:table-cell>
              <table:table-cell office:value-type="float" office:value="2">
                <text:p>2</text:p>
                <draw:g>
                  <svg:desc>NC_Source.C86:NC_Source.C91</svg:desc>
                </draw:g>
              </table:table-cell>
              <table:table-cell office:value-type="float" office:value="64">
                <text:p>64</text:p>
                <draw:g>
                  <svg:desc>NC_Source.D86:NC_Source.D91</svg:desc>
                </draw:g>
              </table:table-cell>
              <table:table-cell office:value-type="float" office:value="2">
                <text:p>2</text:p>
                <draw:g>
                  <svg:desc>NC_Source.C64:NC_Source.C69</svg:desc>
                </draw:g>
              </table:table-cell>
              <table:table-cell office:value-type="float" office:value="56">
                <text:p>56</text:p>
                <draw:g>
                  <svg:desc>NC_Source.D64:NC_Source.D69</svg:desc>
                </draw:g>
              </table:table-cell>
              <table:table-cell office:value-type="float" office:value="2">
                <text:p>2</text:p>
                <draw:g>
                  <svg:desc>NC_Source.C42:NC_Source.C47</svg:desc>
                </draw:g>
              </table:table-cell>
              <table:table-cell office:value-type="float" office:value="48">
                <text:p>48</text:p>
                <draw:g>
                  <svg:desc>NC_Source.D42:NC_Source.D47</svg:desc>
                </draw:g>
              </table:table-cell>
              <table:table-cell office:value-type="float" office:value="2">
                <text:p>2</text:p>
                <draw:g>
                  <svg:desc>NC_Source.C20:NC_Source.C25</svg:desc>
                </draw:g>
              </table:table-cell>
              <table:table-cell office:value-type="float" office:value="40">
                <text:p>40</text:p>
                <draw:g>
                  <svg:desc>NC_Source.D20:NC_Source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42.2975132582571">
                <text:p>42.2975132582571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36.4920515532615">
                <text:p>36.4920515532615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30.6886051638445">
                <text:p>30.6886051638445</text:p>
              </table:table-cell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26.8876190371319">
                <text:p>26.8876190371319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24.0895074746167">
                <text:p>24.0895074746167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</office:styles>
</office:document-styles>
</file>